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text:list-style style:name="LFO2">
      <text:list-level-style-number text:level="1" style:num-suffix="." style:num-format="1">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正文" style:master-page-name="MP0" style:family="paragraph">
      <style:paragraph-properties fo:break-before="page" fo:text-align="center"/>
      <style:text-properties fo:font-weight="bold" style:font-weight-asian="bold" fo:font-size="26pt" style:font-size-asian="26pt"/>
    </style:style>
    <style:style style:name="P3" style:parent-style-name="正文" style:family="paragraph">
      <style:paragraph-properties fo:text-align="center"/>
      <style:text-properties fo:font-weight="bold" style:font-weight-asian="bold" fo:font-size="36pt" style:font-size-asian="36pt"/>
    </style:style>
    <style:style style:name="P4" style:parent-style-name="正文" style:family="paragraph">
      <style:paragraph-properties fo:text-align="center"/>
      <style:text-properties fo:font-weight="bold" style:font-weight-asian="bold" fo:font-size="16pt" style:font-size-asian="16pt"/>
    </style:style>
    <style:style style:name="P5" style:parent-style-name="正文" style:family="paragraph">
      <style:text-properties fo:font-size="14pt" style:font-size-asian="14pt"/>
    </style:style>
    <style:style style:name="P6" style:parent-style-name="正文" style:family="paragraph">
      <style:text-properties fo:font-size="14pt" style:font-size-asian="14pt"/>
    </style:style>
    <style:style style:name="T7" style:parent-style-name="默认段落字体" style:family="text">
      <style:text-properties fo:font-size="14pt" style:font-size-asian="14pt"/>
    </style:style>
    <style:style style:name="T8" style:parent-style-name="默认段落字体" style:family="text">
      <style:text-properties fo:font-size="14pt" style:font-size-asian="14pt"/>
    </style:style>
    <style:style style:name="T9" style:parent-style-name="默认段落字体" style:family="text">
      <style:text-properties fo:font-size="14pt" style:font-size-asian="14pt"/>
    </style:style>
    <style:style style:name="T10" style:parent-style-name="默认段落字体" style:family="text">
      <style:text-properties fo:font-size="14pt" style:font-size-asian="14pt"/>
    </style:style>
    <style:style style:name="T11" style:parent-style-name="默认段落字体" style:family="text">
      <style:text-properties fo:font-size="14pt" style:font-size-asian="14pt" style:text-underline-type="single" style:text-underline-style="solid" style:text-underline-width="auto" style:text-underline-mode="continuous"/>
    </style:style>
    <style:style style:name="T12" style:parent-style-name="默认段落字体" style:family="text">
      <style:text-properties fo:font-size="14pt" style:font-size-asian="14pt" style:text-underline-type="single" style:text-underline-style="solid" style:text-underline-width="auto" style:text-underline-mode="continuous"/>
    </style:style>
    <style:style style:name="T13" style:parent-style-name="默认段落字体" style:family="text">
      <style:text-properties fo:font-size="14pt" style:font-size-asian="14pt" style:text-underline-type="single" style:text-underline-style="solid" style:text-underline-width="auto" style:text-underline-mode="continuous"/>
    </style:style>
    <style:style style:name="T14" style:parent-style-name="默认段落字体" style:family="text">
      <style:text-properties fo:font-size="14pt" style:font-size-asian="14pt"/>
    </style:style>
    <style:style style:name="T15" style:parent-style-name="默认段落字体" style:family="text">
      <style:text-properties fo:font-size="14pt" style:font-size-asian="14pt"/>
    </style:style>
    <style:style style:name="T16" style:parent-style-name="默认段落字体" style:family="text">
      <style:text-properties fo:font-size="14pt" style:font-size-asian="14pt"/>
    </style:style>
    <style:style style:name="T17" style:parent-style-name="默认段落字体" style:family="text">
      <style:text-properties fo:font-size="14pt" style:font-size-asian="14pt"/>
    </style:style>
    <style:style style:name="T18" style:parent-style-name="默认段落字体" style:family="text">
      <style:text-properties fo:font-size="14pt" style:font-size-asian="14pt" style:text-underline-type="single" style:text-underline-style="solid" style:text-underline-width="auto" style:text-underline-mode="continuous"/>
    </style:style>
    <style:style style:name="T19" style:parent-style-name="默认段落字体" style:family="text">
      <style:text-properties fo:font-size="14pt" style:font-size-asian="14pt"/>
    </style:style>
    <style:style style:name="T20" style:parent-style-name="默认段落字体" style:family="text">
      <style:text-properties fo:font-size="14pt" style:font-size-asian="14pt"/>
    </style:style>
    <style:style style:name="T21" style:parent-style-name="默认段落字体" style:family="text">
      <style:text-properties fo:font-size="14pt" style:font-size-asian="14pt" style:text-underline-type="single" style:text-underline-style="solid" style:text-underline-width="auto" style:text-underline-mode="continuous"/>
    </style:style>
    <style:style style:name="T22" style:parent-style-name="默认段落字体" style:family="text">
      <style:text-properties fo:font-size="14pt" style:font-size-asian="14pt" style:text-underline-type="single" style:text-underline-style="solid" style:text-underline-width="auto" style:text-underline-mode="continuous"/>
    </style:style>
    <style:style style:name="T23" style:parent-style-name="默认段落字体" style:family="text">
      <style:text-properties fo:font-size="14pt" style:font-size-asian="14pt" style:text-underline-type="single" style:text-underline-style="solid" style:text-underline-width="auto" style:text-underline-mode="continuous"/>
    </style:style>
    <style:style style:name="T24" style:parent-style-name="默认段落字体" style:family="text">
      <style:text-properties fo:font-size="14pt" style:font-size-asian="14pt"/>
    </style:style>
    <style:style style:name="T25" style:parent-style-name="默认段落字体" style:family="text">
      <style:text-properties fo:font-size="14pt" style:font-size-asian="14pt"/>
    </style:style>
    <style:style style:name="T26" style:parent-style-name="默认段落字体" style:family="text">
      <style:text-properties fo:font-size="14pt" style:font-size-asian="14pt"/>
    </style:style>
    <style:style style:name="T27" style:parent-style-name="默认段落字体" style:family="text">
      <style:text-properties fo:font-size="14pt" style:font-size-asian="14pt"/>
    </style:style>
    <style:style style:name="T28" style:parent-style-name="默认段落字体" style:family="text">
      <style:text-properties fo:font-size="14pt" style:font-size-asian="14pt" style:text-underline-type="single" style:text-underline-style="solid" style:text-underline-width="auto" style:text-underline-mode="continuous"/>
    </style:style>
    <style:style style:name="T29" style:parent-style-name="默认段落字体" style:family="text">
      <style:text-properties fo:font-size="14pt" style:font-size-asian="14pt" style:text-underline-type="single" style:text-underline-style="solid" style:text-underline-width="auto" style:text-underline-mode="continuous"/>
    </style:style>
    <style:style style:name="T30" style:parent-style-name="默认段落字体" style:family="text">
      <style:text-properties fo:font-size="14pt" style:font-size-asian="14pt" style:text-underline-type="single" style:text-underline-style="solid" style:text-underline-width="auto" style:text-underline-mode="continuous"/>
    </style:style>
    <style:style style:name="T31" style:parent-style-name="默认段落字体" style:family="text">
      <style:text-properties fo:font-size="14pt" style:font-size-asian="14pt" style:text-underline-type="single" style:text-underline-style="solid" style:text-underline-width="auto" style:text-underline-mode="continuous"/>
    </style:style>
    <style:style style:name="T32" style:parent-style-name="默认段落字体" style:family="text">
      <style:text-properties fo:font-size="14pt" style:font-size-asian="14pt"/>
    </style:style>
    <style:style style:name="T33" style:parent-style-name="默认段落字体" style:family="text">
      <style:text-properties fo:font-size="14pt" style:font-size-asian="14pt"/>
    </style:style>
    <style:style style:name="T34" style:parent-style-name="默认段落字体" style:family="text">
      <style:text-properties fo:font-size="14pt" style:font-size-asian="14pt"/>
    </style:style>
    <style:style style:name="T35" style:parent-style-name="默认段落字体" style:family="text">
      <style:text-properties fo:font-size="14pt" style:font-size-asian="14pt"/>
    </style:style>
    <style:style style:name="T36" style:parent-style-name="默认段落字体" style:family="text">
      <style:text-properties fo:font-size="14pt" style:font-size-asian="14pt"/>
    </style:style>
    <style:style style:name="T37" style:parent-style-name="默认段落字体" style:family="text">
      <style:text-properties fo:font-size="14pt" style:font-size-asian="14pt"/>
    </style:style>
    <style:style style:name="T38" style:parent-style-name="默认段落字体" style:family="text">
      <style:text-properties fo:font-size="14pt" style:font-size-asian="14pt"/>
    </style:style>
    <style:style style:name="T39" style:parent-style-name="默认段落字体" style:family="text">
      <style:text-properties fo:font-size="14pt" style:font-size-asian="14pt"/>
    </style:style>
    <style:style style:name="T40" style:parent-style-name="默认段落字体" style:family="text">
      <style:text-properties fo:font-size="14pt" style:font-size-asian="14pt" style:text-underline-type="single" style:text-underline-style="solid" style:text-underline-width="auto" style:text-underline-mode="continuous"/>
    </style:style>
    <style:style style:name="T41" style:parent-style-name="默认段落字体" style:family="text">
      <style:text-properties fo:font-size="14pt" style:font-size-asian="14pt" style:text-underline-type="single" style:text-underline-style="solid" style:text-underline-width="auto" style:text-underline-mode="continuous"/>
    </style:style>
    <style:style style:name="T42" style:parent-style-name="默认段落字体" style:family="text">
      <style:text-properties fo:font-size="14pt" style:font-size-asian="14pt" style:text-underline-type="single" style:text-underline-style="solid" style:text-underline-width="auto" style:text-underline-mode="continuous"/>
    </style:style>
    <style:style style:name="T43" style:parent-style-name="默认段落字体" style:family="text">
      <style:text-properties fo:font-size="14pt" style:font-size-asian="14pt"/>
    </style:style>
    <style:style style:name="T44" style:parent-style-name="默认段落字体" style:family="text">
      <style:text-properties fo:font-size="14pt" style:font-size-asian="14pt"/>
    </style:style>
    <style:style style:name="T45" style:parent-style-name="默认段落字体" style:family="text">
      <style:text-properties fo:font-size="14pt" style:font-size-asian="14pt"/>
    </style:style>
    <style:style style:name="T46" style:parent-style-name="默认段落字体" style:family="text">
      <style:text-properties fo:font-size="14pt" style:font-size-asian="14pt"/>
    </style:style>
    <style:style style:name="T47" style:parent-style-name="默认段落字体" style:family="text">
      <style:text-properties fo:font-size="14pt" style:font-size-asian="14pt"/>
    </style:style>
    <style:style style:name="T48" style:parent-style-name="默认段落字体" style:family="text">
      <style:text-properties fo:font-size="14pt" style:font-size-asian="14pt"/>
    </style:style>
    <style:style style:name="T49" style:parent-style-name="默认段落字体" style:family="text">
      <style:text-properties fo:font-size="14pt" style:font-size-asian="14pt"/>
    </style:style>
    <style:style style:name="T50" style:parent-style-name="默认段落字体" style:family="text">
      <style:text-properties fo:font-size="14pt" style:font-size-asian="14pt"/>
    </style:style>
    <style:style style:name="T51" style:parent-style-name="默认段落字体" style:family="text">
      <style:text-properties fo:font-size="14pt" style:font-size-asian="14pt" style:text-underline-type="single" style:text-underline-style="solid" style:text-underline-width="auto" style:text-underline-mode="continuous"/>
    </style:style>
    <style:style style:name="T52" style:parent-style-name="默认段落字体" style:family="text">
      <style:text-properties fo:font-size="14pt" style:font-size-asian="14pt" style:text-underline-type="single" style:text-underline-style="solid" style:text-underline-width="auto" style:text-underline-mode="continuous"/>
    </style:style>
    <style:style style:name="T53" style:parent-style-name="默认段落字体" style:family="text">
      <style:text-properties fo:font-size="14pt" style:font-size-asian="14pt" style:text-underline-type="single" style:text-underline-style="solid" style:text-underline-width="auto" style:text-underline-mode="continuous"/>
    </style:style>
    <style:style style:name="T54" style:parent-style-name="默认段落字体" style:family="text">
      <style:text-properties fo:font-size="14pt" style:font-size-asian="14pt" style:text-underline-type="single" style:text-underline-style="solid" style:text-underline-width="auto" style:text-underline-mode="continuous"/>
    </style:style>
    <style:style style:name="T55" style:parent-style-name="默认段落字体" style:family="text">
      <style:text-properties fo:font-size="14pt" style:font-size-asian="14pt" style:text-underline-type="single" style:text-underline-style="solid" style:text-underline-width="auto" style:text-underline-mode="continuous"/>
    </style:style>
    <style:style style:name="P56" style:parent-style-name="正文" style:family="paragraph">
      <style:text-properties fo:font-size="14pt" style:font-size-asian="14pt"/>
    </style:style>
    <style:style style:name="T57" style:parent-style-name="默认段落字体" style:family="text">
      <style:text-properties fo:font-size="14pt" style:font-size-asian="14pt"/>
    </style:style>
    <style:style style:name="T58" style:parent-style-name="默认段落字体" style:family="text">
      <style:text-properties fo:font-size="14pt" style:font-size-asian="14pt"/>
    </style:style>
    <style:style style:name="T59" style:parent-style-name="默认段落字体" style:family="text">
      <style:text-properties fo:font-size="14pt" style:font-size-asian="14pt"/>
    </style:style>
    <style:style style:name="T60" style:parent-style-name="默认段落字体" style:family="text">
      <style:text-properties fo:font-size="14pt" style:font-size-asian="14pt"/>
    </style:style>
    <style:style style:name="T61" style:parent-style-name="默认段落字体" style:family="text">
      <style:text-properties fo:font-size="14pt" style:font-size-asian="14pt"/>
    </style:style>
    <style:style style:name="T62" style:parent-style-name="默认段落字体" style:family="text">
      <style:text-properties fo:font-size="14pt" style:font-size-asian="14pt"/>
    </style:style>
    <style:style style:name="T63" style:parent-style-name="默认段落字体" style:family="text">
      <style:text-properties fo:font-size="14pt" style:font-size-asian="14pt"/>
    </style:style>
    <style:style style:name="T64" style:parent-style-name="默认段落字体" style:family="text">
      <style:text-properties fo:font-size="14pt" style:font-size-asian="14pt"/>
    </style:style>
    <style:style style:name="T65" style:parent-style-name="默认段落字体" style:family="text">
      <style:text-properties fo:font-size="14pt" style:font-size-asian="14pt" style:text-underline-type="single" style:text-underline-style="solid" style:text-underline-width="auto" style:text-underline-mode="continuous"/>
    </style:style>
    <style:style style:name="T66" style:parent-style-name="默认段落字体" style:family="text">
      <style:text-properties fo:font-size="14pt" style:font-size-asian="14pt" style:text-underline-type="single" style:text-underline-style="solid" style:text-underline-width="auto" style:text-underline-mode="continuous"/>
    </style:style>
    <style:style style:name="T67" style:parent-style-name="默认段落字体" style:family="text">
      <style:text-properties fo:font-size="14pt" style:font-size-asian="14pt" style:text-underline-type="single" style:text-underline-style="solid" style:text-underline-width="auto" style:text-underline-mode="continuous"/>
    </style:style>
    <style:style style:name="T68" style:parent-style-name="默认段落字体" style:family="text">
      <style:text-properties fo:font-size="14pt" style:font-size-asian="14pt" style:text-underline-type="single" style:text-underline-style="solid" style:text-underline-width="auto" style:text-underline-mode="continuous"/>
    </style:style>
    <style:style style:name="T69" style:parent-style-name="默认段落字体" style:family="text">
      <style:text-properties fo:font-size="14pt" style:font-size-asian="14pt" style:text-underline-type="single" style:text-underline-style="solid" style:text-underline-width="auto" style:text-underline-mode="continuous"/>
    </style:style>
    <style:style style:name="T70" style:parent-style-name="默认段落字体" style:family="text">
      <style:text-properties fo:font-size="14pt" style:font-size-asian="14pt" style:text-underline-type="single" style:text-underline-style="solid" style:text-underline-width="auto" style:text-underline-mode="continuous"/>
    </style:style>
    <style:style style:name="T71" style:parent-style-name="默认段落字体" style:family="text">
      <style:text-properties fo:font-size="14pt" style:font-size-asian="14pt" style:text-underline-type="single" style:text-underline-style="solid" style:text-underline-width="auto" style:text-underline-mode="continuous"/>
    </style:style>
    <style:style style:name="P72" style:parent-style-name="正文" style:family="paragraph">
      <style:text-properties fo:font-size="14pt" style:font-size-asian="14pt" style:text-underline-type="single" style:text-underline-style="solid" style:text-underline-width="auto" style:text-underline-mode="continuous"/>
    </style:style>
    <style:style style:name="P73" style:parent-style-name="正文" style:family="paragraph">
      <style:text-properties fo:font-size="14pt" style:font-size-asian="14pt"/>
    </style:style>
    <style:style style:name="P74" style:parent-style-name="正文" style:family="paragraph">
      <style:text-properties fo:font-size="14pt" style:font-size-asian="14pt"/>
    </style:style>
    <style:style style:name="P75" style:parent-style-name="正文" style:family="paragraph">
      <style:text-properties fo:font-weight="bold" style:font-weight-asian="bold" fo:font-size="14pt" style:font-size-asian="14pt"/>
    </style:style>
    <style:style style:name="TableColumn77" style:family="table-column">
      <style:table-column-properties style:column-width="5.918in" style:use-optimal-column-width="false"/>
    </style:style>
    <style:style style:name="Table76" style:family="table">
      <style:table-properties style:width="5.918in" fo:margin-left="0in" table:align="left"/>
    </style:style>
    <style:style style:name="TableRow78" style:family="table-row">
      <style:table-row-properties style:use-optimal-row-height="false"/>
    </style:style>
    <style:style style:name="TableCell79" style:family="table-cell">
      <style:table-cell-properties fo:border="0.0069in solid #000000" fo:padding-top="0in" fo:padding-left="0.075in" fo:padding-bottom="0in" fo:padding-right="0.075in"/>
    </style:style>
    <style:style style:name="P80" style:parent-style-name="正文" style:family="paragraph">
      <style:paragraph-properties fo:text-indent="0.2916in"/>
    </style:style>
    <style:style style:name="T81" style:parent-style-name="默认段落字体" style:family="text">
      <style:text-properties fo:font-weight="bold" style:font-weight-asian="bold"/>
    </style:style>
    <style:style style:name="P82" style:parent-style-name="正文" style:family="paragraph">
      <style:paragraph-properties fo:text-indent="0.2916in"/>
      <style:text-properties style:font-name="宋体" style:font-size-complex="10.5pt"/>
    </style:style>
    <style:style style:name="P83" style:parent-style-name="正文" style:family="paragraph">
      <style:text-properties fo:font-weight="bold" style:font-weight-asian="bold"/>
    </style:style>
    <style:style style:name="P84" style:parent-style-name="正文" style:family="paragraph">
      <style:text-properties style:font-name="宋体" style:font-size-complex="10.5pt"/>
    </style:style>
    <style:style style:name="P85" style:parent-style-name="正文" style:family="paragraph">
      <style:paragraph-properties fo:text-indent="0.2916in"/>
      <style:text-properties style:font-name="宋体" style:font-size-complex="10.5pt"/>
    </style:style>
    <style:style style:name="P86" style:parent-style-name="正文" style:family="paragraph">
      <style:paragraph-properties fo:text-indent="0.2916in"/>
      <style:text-properties style:font-name="宋体" style:font-size-complex="10.5pt"/>
    </style:style>
    <style:style style:name="P87" style:parent-style-name="正文" style:family="paragraph">
      <style:paragraph-properties fo:text-indent="0.2916in"/>
      <style:text-properties style:font-name="宋体" style:font-size-complex="10.5pt"/>
    </style:style>
    <style:style style:name="P88" style:parent-style-name="正文" style:family="paragraph">
      <style:paragraph-properties fo:text-indent="0.2916in"/>
      <style:text-properties style:font-name="宋体" style:font-size-complex="10.5pt"/>
    </style:style>
    <style:style style:name="P89" style:parent-style-name="正文" style:family="paragraph">
      <style:paragraph-properties fo:text-indent="0.2916in"/>
      <style:text-properties style:font-name="宋体" style:font-size-complex="10.5pt"/>
    </style:style>
    <style:style style:name="P90" style:parent-style-name="正文" style:family="paragraph">
      <style:paragraph-properties fo:text-indent="0.2916in"/>
      <style:text-properties style:font-name="宋体" style:font-size-complex="10.5pt"/>
    </style:style>
    <style:style style:name="P91" style:parent-style-name="正文" style:family="paragraph">
      <style:paragraph-properties fo:text-indent="0.2916in"/>
      <style:text-properties style:font-name="宋体" style:font-size-complex="10.5pt"/>
    </style:style>
    <style:style style:name="P92" style:parent-style-name="正文" style:family="paragraph">
      <style:paragraph-properties fo:text-indent="0.2916in"/>
      <style:text-properties style:font-name="宋体" style:font-size-complex="10.5pt"/>
    </style:style>
    <style:style style:name="P93" style:parent-style-name="正文" style:family="paragraph">
      <style:paragraph-properties fo:text-indent="0.2916in"/>
      <style:text-properties style:font-name="宋体" style:font-size-complex="10.5pt"/>
    </style:style>
    <style:style style:name="P94" style:parent-style-name="正文" style:family="paragraph">
      <style:paragraph-properties fo:text-indent="0.2916in"/>
      <style:text-properties style:font-name="宋体" style:font-size-complex="10.5pt"/>
    </style:style>
    <style:style style:name="P95" style:parent-style-name="正文" style:family="paragraph">
      <style:paragraph-properties fo:text-indent="0.2916in"/>
      <style:text-properties style:font-name="宋体" style:font-size-complex="10.5pt"/>
    </style:style>
    <style:style style:name="P96" style:parent-style-name="正文" style:family="paragraph">
      <style:paragraph-properties fo:text-indent="0.2916in"/>
      <style:text-properties style:font-name="宋体" style:font-size-complex="10.5pt"/>
    </style:style>
    <style:style style:name="P97" style:parent-style-name="正文" style:family="paragraph">
      <style:text-properties style:font-name="宋体" style:font-size-complex="10.5pt"/>
    </style:style>
    <style:style style:name="P98" style:parent-style-name="正文" style:family="paragraph">
      <style:text-properties style:font-name="宋体" style:font-size-complex="10.5pt"/>
    </style:style>
    <style:style style:name="P99" style:parent-style-name="列出段落" style:family="paragraph">
      <style:text-properties style:font-name="宋体" style:font-size-complex="10.5pt"/>
    </style:style>
    <style:style style:name="P100" style:parent-style-name="正文" style:family="paragraph">
      <style:paragraph-properties fo:text-indent="0.2916in"/>
      <style:text-properties style:font-name="宋体" style:font-size-complex="10.5pt"/>
    </style:style>
    <style:style style:name="P101" style:parent-style-name="正文" style:family="paragraph">
      <style:paragraph-properties fo:text-indent="0.2916in"/>
      <style:text-properties style:font-name="宋体" style:font-size-complex="10.5pt"/>
    </style:style>
    <style:style style:name="P102" style:parent-style-name="正文" style:family="paragraph">
      <style:paragraph-properties fo:text-indent="0.2916in"/>
      <style:text-properties style:font-name="宋体" style:font-size-complex="10.5pt"/>
    </style:style>
    <style:style style:name="P103" style:parent-style-name="正文" style:family="paragraph">
      <style:paragraph-properties fo:text-indent="0.2916in"/>
      <style:text-properties style:font-name="宋体" style:font-size-complex="10.5pt"/>
    </style:style>
    <style:style style:name="P104" style:parent-style-name="正文" style:family="paragraph">
      <style:paragraph-properties fo:text-indent="0.2916in"/>
      <style:text-properties style:font-name="宋体" style:font-size-complex="10.5pt"/>
    </style:style>
    <style:style style:name="P105" style:parent-style-name="正文" style:family="paragraph">
      <style:paragraph-properties fo:text-indent="0.2916in"/>
    </style:style>
    <style:style style:name="T106" style:parent-style-name="默认段落字体" style:family="text">
      <style:text-properties style:font-name="宋体" style:font-size-complex="10.5pt"/>
    </style:style>
    <style:style style:name="T107" style:parent-style-name="默认段落字体" style:family="text">
      <style:text-properties style:font-name="宋体" style:font-size-complex="10.5pt"/>
    </style:style>
    <style:style style:name="T108" style:parent-style-name="默认段落字体" style:family="text">
      <style:text-properties style:font-name="宋体" style:font-size-complex="10.5pt"/>
    </style:style>
    <style:style style:name="T109" style:parent-style-name="默认段落字体" style:family="text">
      <style:text-properties style:font-name="宋体" style:font-size-complex="10.5pt"/>
    </style:style>
    <style:style style:name="T110" style:parent-style-name="默认段落字体" style:family="text">
      <style:text-properties style:font-name="宋体" style:font-size-complex="10.5pt"/>
    </style:style>
    <style:style style:name="T111" style:parent-style-name="默认段落字体" style:family="text">
      <style:text-properties style:font-name="宋体" style:font-size-complex="10.5pt"/>
    </style:style>
    <style:style style:name="T112" style:parent-style-name="默认段落字体" style:family="text">
      <style:text-properties style:font-name="宋体" style:font-size-complex="10.5pt"/>
    </style:style>
    <style:style style:name="T113" style:parent-style-name="默认段落字体" style:family="text">
      <style:text-properties style:font-name="宋体" style:font-size-complex="10.5pt"/>
    </style:style>
    <style:style style:name="T114" style:parent-style-name="默认段落字体" style:family="text">
      <style:text-properties style:font-name="宋体" style:font-size-complex="10.5pt"/>
    </style:style>
    <style:style style:name="T115" style:parent-style-name="默认段落字体" style:family="text">
      <style:text-properties style:font-name="宋体" style:font-size-complex="10.5pt"/>
    </style:style>
    <style:style style:name="T116" style:parent-style-name="默认段落字体" style:family="text">
      <style:text-properties style:font-name="宋体" style:font-size-complex="10.5pt"/>
    </style:style>
    <style:style style:name="T117" style:parent-style-name="默认段落字体" style:family="text">
      <style:text-properties style:font-name="宋体" style:font-size-complex="10.5pt"/>
    </style:style>
    <style:style style:name="T118" style:parent-style-name="默认段落字体" style:family="text">
      <style:text-properties style:font-name="宋体" style:font-size-complex="10.5pt"/>
    </style:style>
    <style:style style:name="T119" style:parent-style-name="默认段落字体" style:family="text">
      <style:text-properties style:font-name="宋体" style:font-size-complex="10.5pt"/>
    </style:style>
    <style:style style:name="T120" style:parent-style-name="默认段落字体" style:family="text">
      <style:text-properties style:font-name="宋体" style:font-size-complex="10.5pt"/>
    </style:style>
    <style:style style:name="T121" style:parent-style-name="默认段落字体" style:family="text">
      <style:text-properties style:font-name="宋体" style:font-size-complex="10.5pt"/>
    </style:style>
    <style:style style:name="T122" style:parent-style-name="默认段落字体" style:family="text">
      <style:text-properties style:font-name="宋体" style:font-size-complex="10.5pt"/>
    </style:style>
    <style:style style:name="T123" style:parent-style-name="默认段落字体" style:family="text">
      <style:text-properties style:font-name="宋体" style:font-size-complex="10.5pt"/>
    </style:style>
    <style:style style:name="T124" style:parent-style-name="默认段落字体" style:family="text">
      <style:text-properties style:font-name="宋体" style:font-size-complex="10.5pt"/>
    </style:style>
    <style:style style:name="T125" style:parent-style-name="默认段落字体" style:family="text">
      <style:text-properties style:font-name="宋体" style:font-size-complex="10.5pt"/>
    </style:style>
    <style:style style:name="P126" style:parent-style-name="正文" style:family="paragraph">
      <style:paragraph-properties fo:text-indent="0.2916in"/>
      <style:text-properties style:font-name="宋体" style:font-size-complex="10.5pt"/>
    </style:style>
    <style:style style:name="P127" style:parent-style-name="正文" style:family="paragraph">
      <style:paragraph-properties fo:text-indent="0.2916in"/>
      <style:text-properties style:font-name="宋体" style:font-size-complex="10.5pt"/>
    </style:style>
    <style:style style:name="P128" style:parent-style-name="正文" style:family="paragraph">
      <style:paragraph-properties fo:text-indent="0.2916in"/>
      <style:text-properties style:font-name="宋体" style:font-size-complex="10.5pt"/>
    </style:style>
    <style:style style:name="P129" style:parent-style-name="正文" style:family="paragraph">
      <style:paragraph-properties fo:text-indent="0.2916in"/>
      <style:text-properties style:font-name="宋体" style:font-size-complex="10.5pt"/>
    </style:style>
    <style:style style:name="P130" style:parent-style-name="正文" style:family="paragraph">
      <style:paragraph-properties fo:text-indent="0.2916in"/>
      <style:text-properties style:font-name="宋体" style:font-size-complex="10.5pt"/>
    </style:style>
    <style:style style:name="P131" style:parent-style-name="正文" style:family="paragraph">
      <style:paragraph-properties fo:text-indent="0.2916in"/>
      <style:text-properties style:font-name="宋体" style:font-size-complex="10.5pt"/>
    </style:style>
    <style:style style:name="P132" style:parent-style-name="正文" style:family="paragraph">
      <style:paragraph-properties fo:text-indent="0.2916in"/>
      <style:text-properties style:font-name="宋体" style:font-size-complex="10.5pt"/>
    </style:style>
    <style:style style:name="P133" style:parent-style-name="正文" style:family="paragraph">
      <style:text-properties style:font-name="宋体" style:font-size-complex="10.5pt"/>
    </style:style>
    <style:style style:name="P134" style:parent-style-name="正文" style:family="paragraph">
      <style:paragraph-properties fo:text-indent="0.2916in"/>
      <style:text-properties style:font-name="宋体" style:font-size-complex="10.5pt"/>
    </style:style>
    <style:style style:name="P135" style:parent-style-name="正文" style:family="paragraph">
      <style:paragraph-properties fo:text-indent="0.2916in"/>
      <style:text-properties style:font-name="宋体" style:font-size-complex="10.5pt"/>
    </style:style>
    <style:style style:name="P136" style:parent-style-name="正文" style:family="paragraph">
      <style:paragraph-properties fo:text-indent="0.2916in"/>
      <style:text-properties style:font-name="宋体" style:font-size-complex="10.5pt"/>
    </style:style>
    <style:style style:name="P137" style:parent-style-name="正文" style:family="paragraph">
      <style:paragraph-properties fo:text-indent="0.2916in"/>
    </style:style>
    <style:style style:name="T138" style:parent-style-name="默认段落字体" style:family="text">
      <style:text-properties style:font-name="宋体" style:font-size-complex="10.5pt"/>
    </style:style>
    <style:style style:name="T139" style:parent-style-name="默认段落字体" style:family="text">
      <style:text-properties style:font-name="宋体" style:font-size-complex="10.5pt"/>
    </style:style>
    <style:style style:name="T140" style:parent-style-name="默认段落字体" style:family="text">
      <style:text-properties style:font-name="宋体" style:font-size-complex="10.5pt"/>
    </style:style>
    <style:style style:name="T141" style:parent-style-name="默认段落字体" style:family="text">
      <style:text-properties style:font-name="宋体" style:font-size-complex="10.5pt"/>
    </style:style>
    <style:style style:name="P142" style:parent-style-name="正文" style:family="paragraph">
      <style:paragraph-properties fo:text-indent="0.2916in"/>
    </style:style>
    <style:style style:name="T143" style:parent-style-name="默认段落字体" style:family="text">
      <style:text-properties style:font-name="宋体" style:font-size-complex="10.5pt"/>
    </style:style>
    <style:style style:name="T144" style:parent-style-name="默认段落字体" style:family="text">
      <style:text-properties style:font-name="宋体" style:font-size-complex="10.5pt"/>
    </style:style>
    <style:style style:name="T145" style:parent-style-name="默认段落字体" style:family="text">
      <style:text-properties style:font-name="宋体" style:font-size-complex="10.5pt"/>
    </style:style>
    <style:style style:name="T146" style:parent-style-name="默认段落字体" style:family="text">
      <style:text-properties style:font-name="宋体" style:font-size-complex="10.5pt"/>
    </style:style>
    <style:style style:name="P147" style:parent-style-name="正文" style:family="paragraph">
      <style:paragraph-properties fo:text-indent="0.2916in"/>
    </style:style>
    <style:style style:name="T148" style:parent-style-name="默认段落字体" style:family="text">
      <style:text-properties style:font-name="宋体" style:font-size-complex="10.5pt"/>
    </style:style>
    <style:style style:name="T149" style:parent-style-name="默认段落字体" style:family="text">
      <style:text-properties style:font-name="宋体" style:font-size-complex="10.5pt"/>
    </style:style>
    <style:style style:name="T150" style:parent-style-name="默认段落字体" style:family="text">
      <style:text-properties style:font-name="宋体" style:font-size-complex="10.5pt"/>
    </style:style>
    <style:style style:name="T151" style:parent-style-name="默认段落字体" style:family="text">
      <style:text-properties style:font-name="宋体" style:font-size-complex="10.5pt"/>
    </style:style>
    <style:style style:name="T152" style:parent-style-name="默认段落字体" style:family="text">
      <style:text-properties style:font-name="宋体" style:font-size-complex="10.5pt"/>
    </style:style>
    <style:style style:name="T153" style:parent-style-name="默认段落字体" style:family="text">
      <style:text-properties style:font-name="宋体" style:font-size-complex="10.5pt"/>
    </style:style>
    <style:style style:name="P154" style:parent-style-name="正文" style:family="paragraph">
      <style:paragraph-properties fo:text-indent="0.2916in"/>
    </style:style>
    <style:style style:name="T155" style:parent-style-name="默认段落字体" style:family="text">
      <style:text-properties style:font-name="宋体" style:font-size-complex="10.5pt"/>
    </style:style>
    <style:style style:name="T156" style:parent-style-name="默认段落字体" style:family="text">
      <style:text-properties style:font-name="宋体" style:font-size-complex="10.5pt"/>
    </style:style>
    <style:style style:name="T157" style:parent-style-name="默认段落字体" style:family="text">
      <style:text-properties style:font-name="宋体" style:font-size-complex="10.5pt"/>
    </style:style>
    <style:style style:name="T158" style:parent-style-name="默认段落字体" style:family="text">
      <style:text-properties style:font-name="宋体" style:font-size-complex="10.5pt"/>
    </style:style>
    <style:style style:name="P159" style:parent-style-name="正文" style:family="paragraph">
      <style:paragraph-properties fo:text-indent="0.2916in"/>
    </style:style>
    <style:style style:name="T160" style:parent-style-name="默认段落字体" style:family="text">
      <style:text-properties style:font-name="宋体" style:font-size-complex="10.5pt"/>
    </style:style>
    <style:style style:name="T161" style:parent-style-name="默认段落字体" style:family="text">
      <style:text-properties style:font-name="宋体" style:font-size-complex="10.5pt"/>
    </style:style>
    <style:style style:name="T162" style:parent-style-name="默认段落字体" style:family="text">
      <style:text-properties style:font-name="宋体" style:font-size-complex="10.5pt"/>
    </style:style>
    <style:style style:name="T163" style:parent-style-name="默认段落字体" style:family="text">
      <style:text-properties style:font-name="宋体" style:font-size-complex="10.5pt"/>
    </style:style>
    <style:style style:name="T164" style:parent-style-name="默认段落字体" style:family="text">
      <style:text-properties style:font-name="宋体" style:font-size-complex="10.5pt"/>
    </style:style>
    <style:style style:name="P165" style:parent-style-name="正文" style:family="paragraph">
      <style:paragraph-properties fo:text-indent="0.2916in"/>
    </style:style>
    <style:style style:name="T166" style:parent-style-name="默认段落字体" style:family="text">
      <style:text-properties style:font-name="宋体" style:font-size-complex="10.5pt"/>
    </style:style>
    <style:style style:name="T167" style:parent-style-name="默认段落字体" style:family="text">
      <style:text-properties style:font-name="宋体" style:font-size-complex="10.5pt"/>
    </style:style>
    <style:style style:name="T168" style:parent-style-name="默认段落字体" style:family="text">
      <style:text-properties style:font-name="宋体" style:font-size-complex="10.5pt"/>
    </style:style>
    <style:style style:name="T169" style:parent-style-name="默认段落字体" style:family="text">
      <style:text-properties style:font-name="宋体" style:font-size-complex="10.5pt"/>
    </style:style>
    <style:style style:name="P170" style:parent-style-name="正文" style:family="paragraph">
      <style:paragraph-properties fo:text-indent="0.2916in"/>
    </style:style>
    <style:style style:name="T171" style:parent-style-name="默认段落字体" style:family="text">
      <style:text-properties style:font-name="宋体" style:font-size-complex="10.5pt"/>
    </style:style>
    <style:style style:name="T172" style:parent-style-name="默认段落字体" style:family="text">
      <style:text-properties style:font-name="宋体" style:font-size-complex="10.5pt"/>
    </style:style>
    <style:style style:name="T173" style:parent-style-name="默认段落字体" style:family="text">
      <style:text-properties style:font-name="宋体" style:font-size-complex="10.5pt"/>
    </style:style>
    <style:style style:name="T174" style:parent-style-name="默认段落字体" style:family="text">
      <style:text-properties style:font-name="宋体" style:font-size-complex="10.5pt"/>
    </style:style>
    <style:style style:name="T175" style:parent-style-name="默认段落字体" style:family="text">
      <style:text-properties style:font-name="宋体" style:font-size-complex="10.5pt"/>
    </style:style>
    <style:style style:name="P176" style:parent-style-name="正文" style:family="paragraph">
      <style:paragraph-properties fo:text-indent="0.2916in"/>
    </style:style>
    <style:style style:name="T177" style:parent-style-name="默认段落字体" style:family="text">
      <style:text-properties style:font-name="宋体" style:font-size-complex="10.5pt"/>
    </style:style>
    <style:style style:name="T178" style:parent-style-name="默认段落字体" style:family="text">
      <style:text-properties style:font-name="宋体" style:font-size-complex="10.5pt"/>
    </style:style>
    <style:style style:name="T179" style:parent-style-name="默认段落字体" style:family="text">
      <style:text-properties style:font-name="宋体" style:font-size-complex="10.5pt"/>
    </style:style>
    <style:style style:name="T180" style:parent-style-name="默认段落字体" style:family="text">
      <style:text-properties style:font-name="宋体" style:font-size-complex="10.5pt"/>
    </style:style>
    <style:style style:name="P181" style:parent-style-name="正文" style:family="paragraph">
      <style:paragraph-properties fo:text-indent="0.2916in"/>
    </style:style>
    <style:style style:name="T182" style:parent-style-name="默认段落字体" style:family="text">
      <style:text-properties style:font-name="宋体" style:font-size-complex="10.5pt"/>
    </style:style>
    <style:style style:name="T183" style:parent-style-name="默认段落字体" style:family="text">
      <style:text-properties style:font-name="宋体" style:font-size-complex="10.5pt"/>
    </style:style>
    <style:style style:name="T184" style:parent-style-name="默认段落字体" style:family="text">
      <style:text-properties style:font-name="宋体" style:font-size-complex="10.5pt"/>
    </style:style>
    <style:style style:name="T185" style:parent-style-name="默认段落字体" style:family="text">
      <style:text-properties style:font-name="宋体" style:font-size-complex="10.5pt"/>
    </style:style>
    <style:style style:name="T186" style:parent-style-name="默认段落字体" style:family="text">
      <style:text-properties style:font-name="宋体" style:font-size-complex="10.5pt"/>
    </style:style>
    <style:style style:name="T187" style:parent-style-name="默认段落字体" style:family="text">
      <style:text-properties style:font-name="宋体" style:font-size-complex="10.5pt"/>
    </style:style>
    <style:style style:name="P188" style:parent-style-name="正文" style:family="paragraph">
      <style:paragraph-properties fo:text-indent="0.2916in"/>
    </style:style>
    <style:style style:name="T189" style:parent-style-name="默认段落字体" style:family="text">
      <style:text-properties style:font-name="宋体" style:font-size-complex="10.5pt"/>
    </style:style>
    <style:style style:name="T190" style:parent-style-name="默认段落字体" style:family="text">
      <style:text-properties style:font-name="宋体" style:font-size-complex="10.5pt"/>
    </style:style>
    <style:style style:name="T191" style:parent-style-name="默认段落字体" style:family="text">
      <style:text-properties style:font-name="宋体" style:font-size-complex="10.5pt"/>
    </style:style>
    <style:style style:name="T192" style:parent-style-name="默认段落字体" style:family="text">
      <style:text-properties style:font-name="宋体" style:font-size-complex="10.5pt"/>
    </style:style>
    <style:style style:name="T193" style:parent-style-name="默认段落字体" style:family="text">
      <style:text-properties style:font-name="宋体" style:font-size-complex="10.5pt"/>
    </style:style>
    <style:style style:name="T194" style:parent-style-name="默认段落字体" style:family="text">
      <style:text-properties style:font-name="宋体" style:font-size-complex="10.5pt"/>
    </style:style>
    <style:style style:name="P195" style:parent-style-name="正文" style:family="paragraph">
      <style:paragraph-properties fo:text-indent="0.2916in"/>
    </style:style>
    <style:style style:name="T196" style:parent-style-name="默认段落字体" style:family="text">
      <style:text-properties style:font-name="宋体" style:font-size-complex="10.5pt"/>
    </style:style>
    <style:style style:name="T197" style:parent-style-name="默认段落字体" style:family="text">
      <style:text-properties style:font-name="宋体" style:font-size-complex="10.5pt"/>
    </style:style>
    <style:style style:name="T198" style:parent-style-name="默认段落字体" style:family="text">
      <style:text-properties style:font-name="宋体" style:font-size-complex="10.5pt"/>
    </style:style>
    <style:style style:name="T199" style:parent-style-name="默认段落字体" style:family="text">
      <style:text-properties style:font-name="宋体" style:font-size-complex="10.5pt"/>
    </style:style>
    <style:style style:name="P200" style:parent-style-name="正文" style:family="paragraph">
      <style:paragraph-properties fo:text-align="center"/>
      <style:text-properties fo:font-size="14pt" style:font-size-asian="14pt"/>
    </style:style>
    <style:style style:name="P201" style:parent-style-name="正文" style:family="paragraph">
      <style:text-properties fo:font-weight="bold" style:font-weight-asian="bold" fo:font-size="14pt" style:font-size-asian="14pt"/>
    </style:style>
    <style:style style:name="TableColumn203" style:family="table-column">
      <style:table-column-properties style:column-width="5.918in" style:use-optimal-column-width="false"/>
    </style:style>
    <style:style style:name="Table202" style:family="table">
      <style:table-properties style:width="5.918in" fo:margin-left="0in" table:align="left"/>
    </style:style>
    <style:style style:name="TableRow204" style:family="table-row">
      <style:table-row-properties style:use-optimal-row-height="false"/>
    </style:style>
    <style:style style:name="TableCell205" style:family="table-cell">
      <style:table-cell-properties fo:border="0.0069in solid #000000" fo:padding-top="0in" fo:padding-left="0.075in" fo:padding-bottom="0in" fo:padding-right="0.075in"/>
    </style:style>
    <style:style style:name="T206" style:parent-style-name="默认段落字体" style:family="text">
      <style:text-properties fo:font-weight="bold" style:font-weight-asian="bold" fo:font-size="14pt" style:font-size-asian="14pt"/>
    </style:style>
    <style:style style:name="T207" style:parent-style-name="默认段落字体" style:family="text">
      <style:text-properties fo:font-weight="bold" style:font-weight-asian="bold"/>
    </style:style>
    <style:style style:name="P208" style:parent-style-name="正文" style:family="paragraph">
      <style:paragraph-properties fo:line-height="150%"/>
      <style:text-properties style:font-size-complex="10.5pt"/>
    </style:style>
    <style:style style:name="P209" style:parent-style-name="正文" style:family="paragraph">
      <style:paragraph-properties fo:line-height="150%" fo:text-indent="0.2916in"/>
      <style:text-properties style:font-size-complex="10.5pt"/>
    </style:style>
    <style:style style:name="P210" style:parent-style-name="正文" style:family="paragraph">
      <style:paragraph-properties fo:line-height="150%"/>
      <style:text-properties style:font-size-complex="10.5pt"/>
    </style:style>
    <style:style style:name="P211" style:parent-style-name="正文" style:family="paragraph">
      <style:paragraph-properties fo:line-height="150%"/>
      <style:text-properties style:font-size-complex="10.5pt"/>
    </style:style>
    <style:style style:name="P212" style:parent-style-name="正文" style:family="paragraph">
      <style:paragraph-properties fo:line-height="150%"/>
      <style:text-properties style:font-size-complex="10.5pt"/>
    </style:style>
    <style:style style:name="P213" style:parent-style-name="正文" style:family="paragraph">
      <style:paragraph-properties fo:line-height="150%"/>
      <style:text-properties style:font-size-complex="10.5pt"/>
    </style:style>
    <style:style style:name="P214" style:parent-style-name="正文" style:family="paragraph">
      <style:paragraph-properties fo:line-height="150%"/>
      <style:text-properties style:font-size-complex="10.5pt"/>
    </style:style>
    <style:style style:name="P215" style:parent-style-name="正文" style:family="paragraph">
      <style:paragraph-properties fo:line-height="150%"/>
      <style:text-properties style:font-size-complex="10.5pt"/>
    </style:style>
    <style:style style:name="P216" style:parent-style-name="正文" style:family="paragraph">
      <style:paragraph-properties fo:line-height="150%"/>
      <style:text-properties style:font-size-complex="10.5pt"/>
    </style:style>
    <style:style style:name="P217" style:parent-style-name="正文" style:family="paragraph">
      <style:paragraph-properties fo:line-height="150%"/>
      <style:text-properties style:font-size-complex="10.5pt"/>
    </style:style>
    <style:style style:name="P218" style:parent-style-name="正文" style:family="paragraph">
      <style:paragraph-properties fo:line-height="150%"/>
      <style:text-properties style:font-size-complex="10.5pt"/>
    </style:style>
    <style:style style:name="P219" style:parent-style-name="正文" style:family="paragraph">
      <style:paragraph-properties fo:line-height="150%"/>
      <style:text-properties style:font-size-complex="10.5pt"/>
    </style:style>
    <style:style style:name="P220" style:parent-style-name="正文" style:family="paragraph">
      <style:paragraph-properties fo:line-height="150%"/>
      <style:text-properties style:font-size-complex="10.5pt"/>
    </style:style>
    <style:style style:name="P221" style:parent-style-name="正文" style:family="paragraph">
      <style:paragraph-properties fo:line-height="150%"/>
      <style:text-properties style:font-size-complex="10.5pt"/>
    </style:style>
    <style:style style:name="P222" style:parent-style-name="正文" style:family="paragraph">
      <style:paragraph-properties fo:line-height="150%"/>
      <style:text-properties style:font-size-complex="10.5pt"/>
    </style:style>
    <style:style style:name="P223" style:parent-style-name="正文" style:family="paragraph">
      <style:paragraph-properties fo:line-height="150%"/>
      <style:text-properties style:font-size-complex="10.5pt"/>
    </style:style>
    <style:style style:name="P224" style:parent-style-name="正文" style:family="paragraph">
      <style:paragraph-properties fo:line-height="150%"/>
      <style:text-properties style:font-size-complex="10.5pt"/>
    </style:style>
    <style:style style:name="P225" style:parent-style-name="正文" style:family="paragraph">
      <style:paragraph-properties fo:line-height="150%"/>
      <style:text-properties style:font-size-complex="10.5pt"/>
    </style:style>
    <style:style style:name="P226" style:parent-style-name="正文" style:family="paragraph">
      <style:paragraph-properties fo:line-height="150%"/>
      <style:text-properties style:font-size-complex="10.5pt"/>
    </style:style>
    <style:style style:name="P227" style:parent-style-name="正文" style:family="paragraph">
      <style:paragraph-properties fo:line-height="150%"/>
      <style:text-properties style:font-size-complex="10.5pt"/>
    </style:style>
    <style:style style:name="P228" style:parent-style-name="正文" style:family="paragraph">
      <style:paragraph-properties fo:line-height="150%"/>
      <style:text-properties style:font-size-complex="10.5pt"/>
    </style:style>
    <style:style style:name="P229" style:parent-style-name="正文" style:family="paragraph">
      <style:paragraph-properties fo:line-height="150%"/>
      <style:text-properties style:font-size-complex="10.5pt"/>
    </style:style>
    <style:style style:name="P230" style:parent-style-name="正文" style:family="paragraph">
      <style:paragraph-properties fo:line-height="150%"/>
      <style:text-properties style:font-size-complex="10.5pt"/>
    </style:style>
    <style:style style:name="P231" style:parent-style-name="正文" style:family="paragraph">
      <style:paragraph-properties fo:line-height="150%"/>
      <style:text-properties style:font-size-complex="10.5pt"/>
    </style:style>
    <style:style style:name="P232" style:parent-style-name="正文" style:family="paragraph">
      <style:paragraph-properties fo:line-height="150%"/>
      <style:text-properties style:font-size-complex="10.5pt"/>
    </style:style>
    <style:style style:name="P233" style:parent-style-name="正文" style:family="paragraph">
      <style:paragraph-properties fo:line-height="150%"/>
      <style:text-properties style:font-size-complex="10.5pt"/>
    </style:style>
    <style:style style:name="P234" style:parent-style-name="正文" style:family="paragraph">
      <style:paragraph-properties fo:line-height="150%"/>
      <style:text-properties style:font-size-complex="10.5pt"/>
    </style:style>
    <style:style style:name="P235" style:parent-style-name="正文" style:family="paragraph">
      <style:paragraph-properties fo:line-height="150%"/>
      <style:text-properties style:font-size-complex="10.5pt"/>
    </style:style>
    <style:style style:name="P236" style:parent-style-name="正文" style:family="paragraph">
      <style:paragraph-properties fo:line-height="150%"/>
      <style:text-properties style:font-size-complex="10.5pt"/>
    </style:style>
    <style:style style:name="P237" style:parent-style-name="正文" style:family="paragraph">
      <style:paragraph-properties fo:line-height="150%"/>
      <style:text-properties style:font-size-complex="10.5pt"/>
    </style:style>
    <style:style style:name="P238" style:parent-style-name="正文" style:family="paragraph">
      <style:paragraph-properties fo:line-height="150%"/>
      <style:text-properties style:font-size-complex="10.5pt"/>
    </style:style>
    <style:style style:name="P239" style:parent-style-name="正文" style:family="paragraph">
      <style:paragraph-properties fo:line-height="150%"/>
      <style:text-properties style:font-size-complex="10.5pt"/>
    </style:style>
    <style:style style:name="P240" style:parent-style-name="正文" style:family="paragraph">
      <style:paragraph-properties fo:line-height="150%" fo:margin-left="0.2916in">
        <style:tab-stops/>
      </style:paragraph-properties>
      <style:text-properties style:font-size-complex="10.5pt"/>
    </style:style>
    <style:style style:name="P241" style:parent-style-name="正文" style:family="paragraph">
      <style:text-properties fo:font-weight="bold" style:font-weight-asian="bold"/>
    </style:style>
    <style:style style:name="P242" style:parent-style-name="正文" style:family="paragraph">
      <style:paragraph-properties fo:line-height="150%" fo:text-indent="0.2187in"/>
      <style:text-properties style:font-size-complex="10.5pt"/>
    </style:style>
    <style:style style:name="P243" style:parent-style-name="正文" style:family="paragraph">
      <style:paragraph-properties fo:line-height="150%"/>
      <style:text-properties style:font-size-complex="10.5pt"/>
    </style:style>
    <style:style style:name="P244" style:parent-style-name="正文" style:family="paragraph">
      <style:paragraph-properties fo:line-height="150%"/>
      <style:text-properties style:font-size-complex="10.5pt"/>
    </style:style>
    <style:style style:name="P245" style:parent-style-name="正文" style:family="paragraph">
      <style:paragraph-properties fo:text-align="center"/>
      <style:text-properties fo:font-size="14pt" style:font-size-asian="14pt"/>
    </style:style>
    <style:style style:name="TableColumn247" style:family="table-column">
      <style:table-column-properties style:column-width="5.918in" style:use-optimal-column-width="false"/>
    </style:style>
    <style:style style:name="Table246" style:family="table">
      <style:table-properties style:width="5.918in" fo:margin-left="0in" table:align="left"/>
    </style:style>
    <style:style style:name="TableRow248" style:family="table-row">
      <style:table-row-properties style:use-optimal-row-height="false"/>
    </style:style>
    <style:style style:name="TableCell249" style:family="table-cell">
      <style:table-cell-properties fo:border="0.0069in solid #000000" fo:padding-top="0in" fo:padding-left="0.075in" fo:padding-bottom="0in" fo:padding-right="0.075in"/>
    </style:style>
    <style:style style:name="P250" style:parent-style-name="正文" style:family="paragraph">
      <style:text-properties fo:font-weight="bold" style:font-weight-asian="bold"/>
    </style:style>
    <style:style style:name="P251" style:parent-style-name="正文" style:family="paragraph">
      <style:paragraph-properties fo:margin-top="0.1083in" fo:margin-bottom="0.1083in" fo:line-height="0.3055in"/>
      <style:text-properties style:font-size-complex="10.5pt"/>
    </style:style>
    <style:style style:name="P252" style:parent-style-name="正文" style:family="paragraph">
      <style:paragraph-properties fo:margin-top="0.1083in" fo:margin-bottom="0.1083in" fo:line-height="0.3055in"/>
      <style:text-properties style:font-size-complex="10.5pt"/>
    </style:style>
    <style:style style:name="P253" style:parent-style-name="正文" style:family="paragraph">
      <style:paragraph-properties fo:margin-top="0.1083in" fo:margin-bottom="0.1083in" fo:line-height="0.3055in"/>
      <style:text-properties style:font-size-complex="10.5pt"/>
    </style:style>
    <style:style style:name="P254" style:parent-style-name="正文" style:family="paragraph">
      <style:paragraph-properties fo:margin-top="0.1083in" fo:margin-bottom="0.1083in" fo:line-height="0.3055in"/>
      <style:text-properties style:font-size-complex="10.5pt"/>
    </style:style>
    <style:style style:name="P255" style:parent-style-name="正文" style:family="paragraph">
      <style:paragraph-properties fo:margin-top="0.1083in" fo:margin-bottom="0.1083in" fo:line-height="0.3055in"/>
      <style:text-properties style:font-size-complex="10.5pt"/>
    </style:style>
    <style:style style:name="P256" style:parent-style-name="正文" style:family="paragraph">
      <style:text-properties fo:font-size="14pt" style:font-size-asian="14pt"/>
    </style:style>
    <style:style style:name="P257" style:parent-style-name="正文" style:family="paragraph">
      <style:text-properties fo:font-weight="bold" style:font-weight-asian="bold"/>
    </style:style>
    <style:style style:name="P258" style:parent-style-name="正文" style:family="paragraph">
      <style:text-properties fo:font-size="14pt" style:font-size-asian="14pt"/>
    </style:style>
    <style:style style:name="T259" style:parent-style-name="默认段落字体" style:family="text">
      <style:text-properties fo:font-size="12pt" style:font-size-asian="12pt"/>
    </style:style>
    <style:style style:name="T260" style:parent-style-name="默认段落字体" style:family="text">
      <style:text-properties fo:font-size="12pt" style:font-size-asian="12pt"/>
    </style:style>
    <style:style style:name="T261" style:parent-style-name="默认段落字体" style:family="text">
      <style:text-properties fo:font-size="12pt" style:font-size-asian="12pt"/>
    </style:style>
    <style:style style:name="T262" style:parent-style-name="默认段落字体" style:family="text">
      <style:text-properties fo:font-size="12pt" style:font-size-asian="12pt"/>
    </style:style>
    <style:style style:name="T263" style:parent-style-name="默认段落字体" style:family="text">
      <style:text-properties fo:font-size="12pt" style:font-size-asian="12pt"/>
    </style:style>
    <style:style style:name="T264" style:parent-style-name="默认段落字体" style:family="text">
      <style:text-properties fo:font-size="12pt" style:font-size-asian="12pt"/>
    </style:style>
    <style:style style:name="T265" style:parent-style-name="默认段落字体" style:family="text">
      <style:text-properties fo:font-size="12pt" style:font-size-asian="12pt"/>
    </style:style>
    <style:style style:name="T266" style:parent-style-name="默认段落字体" style:family="text">
      <style:text-properties fo:font-size="12pt" style:font-size-asian="12pt"/>
    </style:style>
    <style:style style:name="T267" style:parent-style-name="默认段落字体" style:family="text">
      <style:text-properties style:font-name="宋体" style:font-weight-complex="bold" fo:font-size="12pt" style:font-size-asian="12pt" style:font-size-complex="10.5pt"/>
    </style:style>
    <style:style style:name="T268" style:parent-style-name="默认段落字体" style:family="text">
      <style:text-properties fo:font-size="12pt" style:font-size-asian="12pt"/>
    </style:style>
    <style:style style:name="T269" style:parent-style-name="默认段落字体" style:family="text">
      <style:text-properties fo:font-size="12pt" style:font-size-asian="12pt"/>
    </style:style>
    <style:style style:name="T270" style:parent-style-name="默认段落字体" style:family="text">
      <style:text-properties fo:font-size="12pt" style:font-size-asian="12pt"/>
    </style:style>
    <style:style style:name="T271" style:parent-style-name="默认段落字体" style:family="text">
      <style:text-properties fo:font-size="12pt" style:font-size-asian="12pt"/>
    </style:style>
    <style:style style:name="T272" style:parent-style-name="默认段落字体" style:family="text">
      <style:text-properties fo:font-size="12pt" style:font-size-asian="12pt"/>
    </style:style>
    <style:style style:name="T273" style:parent-style-name="默认段落字体" style:family="text">
      <style:text-properties fo:font-size="12pt" style:font-size-asian="12pt"/>
    </style:style>
    <style:style style:name="T274" style:parent-style-name="默认段落字体" style:family="text">
      <style:text-properties fo:font-size="12pt" style:font-size-asian="12pt"/>
    </style:style>
    <style:style style:name="T275" style:parent-style-name="默认段落字体" style:family="text">
      <style:text-properties fo:font-size="12pt" style:font-size-asian="12pt"/>
    </style:style>
    <style:style style:name="T276" style:parent-style-name="默认段落字体" style:family="text">
      <style:text-properties fo:font-size="12pt" style:font-size-asian="12pt"/>
    </style:style>
    <style:style style:name="T277" style:parent-style-name="默认段落字体" style:family="text">
      <style:text-properties fo:font-size="12pt" style:font-size-asian="12pt"/>
    </style:style>
    <style:style style:name="T278" style:parent-style-name="默认段落字体" style:family="text">
      <style:text-properties fo:font-size="12pt" style:font-size-asian="12pt"/>
    </style:style>
    <style:style style:name="T279" style:parent-style-name="默认段落字体" style:family="text">
      <style:text-properties fo:font-size="12pt" style:font-size-asian="12pt"/>
    </style:style>
    <style:style style:name="T280" style:parent-style-name="默认段落字体" style:family="text">
      <style:text-properties fo:font-size="12pt" style:font-size-asian="12pt"/>
    </style:style>
    <style:style style:name="T281" style:parent-style-name="默认段落字体" style:family="text">
      <style:text-properties fo:font-size="12pt" style:font-size-asian="12pt"/>
    </style:style>
    <style:style style:name="T282" style:parent-style-name="默认段落字体" style:family="text">
      <style:text-properties fo:font-size="12pt" style:font-size-asian="12pt"/>
    </style:style>
    <style:style style:name="T283" style:parent-style-name="默认段落字体" style:family="text">
      <style:text-properties fo:font-size="12pt" style:font-size-asian="12pt"/>
    </style:style>
    <style:style style:name="P284" style:parent-style-name="正文" style:family="paragraph">
      <style:text-properties fo:color="#FF0000" fo:font-size="12pt" style:font-size-asian="12pt"/>
    </style:style>
    <style:style style:name="P285" style:parent-style-name="正文" style:family="paragraph">
      <style:text-properties fo:font-size="12pt" style:font-size-asian="12pt"/>
    </style:style>
    <style:style style:name="P286" style:parent-style-name="正文" style:family="paragraph">
      <style:text-properties fo:font-size="14pt" style:font-size-asian="14pt"/>
    </style:style>
    <style:style style:name="P287" style:parent-style-name="正文" style:family="paragraph">
      <style:paragraph-properties fo:text-align="center"/>
      <style:text-properties fo:font-size="14pt" style:font-size-asian="14pt"/>
    </style:style>
    <style:style style:name="P288" style:parent-style-name="正文" style:family="paragraph">
      <style:text-properties fo:font-weight="bold" style:font-weight-asian="bold" fo:font-size="14pt" style:font-size-asian="14pt"/>
    </style:style>
    <style:style style:name="TableColumn290" style:family="table-column">
      <style:table-column-properties style:column-width="5.918in" style:use-optimal-column-width="false"/>
    </style:style>
    <style:style style:name="Table289" style:family="table">
      <style:table-properties style:width="5.918in" fo:margin-left="0in" table:align="left"/>
    </style:style>
    <style:style style:name="TableRow291" style:family="table-row">
      <style:table-row-properties style:use-optimal-row-height="false"/>
    </style:style>
    <style:style style:name="TableCell292" style:family="table-cell">
      <style:table-cell-properties fo:border="0.0069in solid #000000" fo:padding-top="0in" fo:padding-left="0.075in" fo:padding-bottom="0in" fo:padding-right="0.075in"/>
    </style:style>
    <style:style style:name="P293" style:parent-style-name="正文" style:family="paragraph">
      <style:paragraph-properties fo:text-align="center"/>
      <style:text-properties fo:font-size="14pt" style:font-size-asian="14pt"/>
    </style:style>
    <style:style style:name="T294" style:parent-style-name="默认段落字体" style:family="text">
      <style:text-properties fo:font-weight="bold" style:font-weight-asian="bold" fo:font-size="14pt" style:font-size-asian="14pt"/>
    </style:style>
    <style:style style:name="T295" style:parent-style-name="默认段落字体" style:family="text">
      <style:text-properties fo:font-size="14pt" style:font-size-asian="14pt"/>
    </style:style>
    <style:style style:name="P296" style:parent-style-name="正文" style:family="paragraph">
      <style:text-properties fo:font-size="14pt" style:font-size-asian="14pt"/>
    </style:style>
    <style:style style:name="P297" style:parent-style-name="正文" style:family="paragraph">
      <style:text-properties fo:font-size="14pt" style:font-size-asian="14pt"/>
    </style:style>
    <style:style style:name="P298" style:parent-style-name="正文" style:family="paragraph">
      <style:text-properties fo:font-size="14pt" style:font-size-asian="14pt"/>
    </style:style>
    <style:style style:name="P299" style:parent-style-name="正文" style:family="paragraph">
      <style:text-properties fo:font-size="14pt" style:font-size-asian="14pt"/>
    </style:style>
    <style:style style:name="P300" style:parent-style-name="正文" style:family="paragraph">
      <style:text-properties fo:font-weight="bold" style:font-weight-asian="bold" fo:font-size="14pt" style:font-size-asian="14pt"/>
    </style:style>
    <style:style style:name="P301" style:parent-style-name="正文" style:family="paragraph">
      <style:text-properties fo:font-size="14pt" style:font-size-asian="14pt"/>
    </style:style>
    <style:style style:name="P302" style:parent-style-name="正文" style:family="paragraph">
      <style:text-properties fo:font-size="14pt" style:font-size-asian="14pt"/>
    </style:style>
    <style:style style:name="P303" style:parent-style-name="正文" style:family="paragraph">
      <style:text-properties fo:font-size="14pt" style:font-size-asian="14pt"/>
    </style:style>
    <style:style style:name="P304" style:parent-style-name="正文" style:family="paragraph">
      <style:text-properties fo:font-size="14pt" style:font-size-asian="14pt"/>
    </style:style>
    <style:style style:name="P305" style:parent-style-name="正文" style:family="paragraph">
      <style:text-properties fo:font-size="14pt" style:font-size-asian="14pt"/>
    </style:style>
    <style:style style:name="P306" style:parent-style-name="正文" style:family="paragraph">
      <style:text-properties fo:font-size="14pt" style:font-size-asian="14pt"/>
    </style:style>
    <style:style style:name="P307" style:parent-style-name="正文" style:family="paragraph">
      <style:text-properties fo:font-size="14pt" style:font-size-asian="14pt"/>
    </style:style>
    <style:style style:name="P308" style:parent-style-name="正文" style:family="paragraph">
      <style:text-properties fo:font-weight="bold" style:font-weight-asian="bold" fo:font-size="14pt" style:font-size-asian="14pt"/>
    </style:style>
    <style:style style:name="P309" style:parent-style-name="正文" style:family="paragraph">
      <style:text-properties fo:font-size="14pt" style:font-size-asian="14pt"/>
    </style:style>
    <style:style style:name="P310" style:parent-style-name="正文" style:family="paragraph">
      <style:text-properties fo:font-size="14pt" style:font-size-asian="14pt"/>
    </style:style>
    <style:style style:name="P311" style:parent-style-name="正文" style:family="paragraph">
      <style:text-properties fo:font-size="14pt" style:font-size-asian="14pt"/>
    </style:style>
    <style:style style:name="T312" style:parent-style-name="默认段落字体" style:family="text">
      <style:text-properties fo:font-weight="bold" style:font-weight-asian="bold" fo:font-size="14pt" style:font-size-asian="14pt"/>
    </style:style>
    <style:style style:name="T313" style:parent-style-name="默认段落字体" style:family="text">
      <style:text-properties fo:font-size="14pt" style:font-size-asian="14pt"/>
    </style:style>
    <style:style style:name="P314" style:parent-style-name="正文" style:family="paragraph">
      <style:text-properties fo:font-size="14pt" style:font-size-asian="14pt"/>
    </style:style>
    <style:style style:name="P315" style:parent-style-name="正文" style:family="paragraph">
      <style:text-properties fo:font-size="14pt" style:font-size-asian="14pt"/>
    </style:style>
    <style:style style:name="P316" style:parent-style-name="正文" style:family="paragraph">
      <style:text-properties fo:font-size="14pt" style:font-size-asian="14pt"/>
    </style:style>
    <style:style style:name="P317" style:parent-style-name="正文" style:family="paragraph">
      <style:text-properties fo:font-size="14pt" style:font-size-asian="14pt"/>
    </style:style>
    <style:style style:name="P318" style:parent-style-name="正文" style:family="paragraph">
      <style:text-properties fo:font-weight="bold" style:font-weight-asian="bold" fo:font-size="14pt" style:font-size-asian="14pt"/>
    </style:style>
    <style:style style:name="P319" style:parent-style-name="正文" style:family="paragraph">
      <style:text-properties fo:font-size="14pt" style:font-size-asian="14pt"/>
    </style:style>
    <style:style style:name="P320" style:parent-style-name="正文" style:family="paragraph">
      <style:text-properties fo:font-size="14pt" style:font-size-asian="14pt"/>
    </style:style>
    <style:style style:name="P321" style:parent-style-name="正文" style:family="paragraph">
      <style:text-properties fo:font-weight="bold" style:font-weight-asian="bold" fo:font-size="14pt" style:font-size-asian="14pt"/>
    </style:style>
    <style:style style:name="P322" style:parent-style-name="正文" style:family="paragraph">
      <style:text-properties fo:font-size="14pt" style:font-size-asian="14pt"/>
    </style:style>
    <style:style style:name="P323" style:parent-style-name="正文" style:family="paragraph">
      <style:paragraph-properties fo:text-align="center"/>
      <style:text-properties fo:font-size="14pt" style:font-size-asian="14pt"/>
    </style:style>
    <style:style style:name="P324" style:parent-style-name="正文" style:family="paragraph">
      <style:text-properties fo:font-weight="bold" style:font-weight-asian="bold" fo:font-size="14pt" style:font-size-asian="14pt"/>
    </style:style>
    <style:style style:name="TableColumn326" style:family="table-column">
      <style:table-column-properties style:column-width="5.918in" style:use-optimal-column-width="false"/>
    </style:style>
    <style:style style:name="Table325" style:family="table">
      <style:table-properties style:width="5.918in" fo:margin-left="0in" table:align="left"/>
    </style:style>
    <style:style style:name="TableRow327" style:family="table-row">
      <style:table-row-properties style:use-optimal-row-height="false"/>
    </style:style>
    <style:style style:name="TableCell328" style:family="table-cell">
      <style:table-cell-properties fo:border="0.0069in solid #000000" fo:padding-top="0in" fo:padding-left="0.075in" fo:padding-bottom="0in" fo:padding-right="0.075in"/>
    </style:style>
    <style:style style:name="P329" style:parent-style-name="正文" style:family="paragraph">
      <style:text-properties fo:font-weight="bold" style:font-weight-asian="bold"/>
    </style:style>
    <style:style style:name="P330" style:parent-style-name="正文" style:family="paragraph">
      <style:text-properties fo:font-weight="bold" style:font-weight-asian="bold" style:font-weight-complex="bold"/>
    </style:style>
    <style:style style:name="P331" style:parent-style-name="正文" style:family="paragraph">
      <style:text-properties fo:font-size="14pt" style:font-size-asian="14pt"/>
    </style:style>
    <style:style style:name="P332" style:parent-style-name="正文" style:family="paragraph">
      <style:text-properties fo:font-size="14pt" style:font-size-asian="14pt"/>
    </style:style>
    <style:style style:name="P333" style:parent-style-name="正文" style:family="paragraph">
      <style:text-properties fo:font-weight="bold" style:font-weight-asian="bold"/>
    </style:style>
    <style:style style:name="P334" style:parent-style-name="正文" style:family="paragraph"/>
    <style:style style:name="P335" style:parent-style-name="正文" style:family="paragraph"/>
    <style:style style:name="P336" style:parent-style-name="正文" style:family="paragraph"/>
    <style:style style:name="P337" style:parent-style-name="正文" style:family="paragraph">
      <style:text-properties fo:font-size="14pt" style:font-size-asian="14pt"/>
    </style:style>
    <style:style style:name="P338" style:parent-style-name="正文" style:family="paragraph">
      <style:text-properties fo:font-size="14pt" style:font-size-asian="14pt"/>
    </style:style>
    <style:style style:name="P339" style:parent-style-name="正文" style:family="paragraph">
      <style:text-properties fo:font-size="14pt" style:font-size-asian="14pt"/>
    </style:style>
    <style:style style:name="P340" style:parent-style-name="正文" style:family="paragraph">
      <style:text-properties fo:font-weight="bold" style:font-weight-asian="bold" fo:font-size="14pt" style:font-size-asian="14pt"/>
    </style:style>
    <style:style style:name="TableColumn342" style:family="table-column">
      <style:table-column-properties style:column-width="5.918in" style:use-optimal-column-width="false"/>
    </style:style>
    <style:style style:name="Table341" style:family="table">
      <style:table-properties style:width="5.918in" fo:margin-left="0in" table:align="left"/>
    </style:style>
    <style:style style:name="TableRow343" style:family="table-row">
      <style:table-row-properties style:use-optimal-row-height="false"/>
    </style:style>
    <style:style style:name="TableCell344" style:family="table-cell">
      <style:table-cell-properties fo:border="0.0069in solid #000000" fo:padding-top="0in" fo:padding-left="0.075in" fo:padding-bottom="0in" fo:padding-right="0.075in"/>
    </style:style>
    <style:style style:name="P345" style:parent-style-name="正文" style:family="paragraph">
      <style:text-properties fo:font-size="14pt" style:font-size-asian="14pt"/>
    </style:style>
    <style:style style:name="P346" style:parent-style-name="正文" style:family="paragraph">
      <style:text-properties fo:font-size="14pt" style:font-size-asian="14pt"/>
    </style:style>
    <style:style style:name="P347" style:parent-style-name="正文" style:family="paragraph">
      <style:text-properties fo:font-size="14pt" style:font-size-asian="14pt"/>
    </style:style>
    <style:style style:name="P348" style:parent-style-name="正文" style:family="paragraph">
      <style:text-properties fo:font-size="14pt" style:font-size-asian="14pt"/>
    </style:style>
    <style:style style:name="P349" style:parent-style-name="正文" style:family="paragraph">
      <style:text-properties fo:font-size="14pt" style:font-size-asian="14pt"/>
    </style:style>
    <style:style style:name="P350" style:parent-style-name="正文" style:family="paragraph">
      <style:text-properties fo:font-size="14pt" style:font-size-asian="14pt"/>
    </style:style>
    <style:style style:name="P351" style:parent-style-name="正文" style:family="paragraph">
      <style:text-properties fo:font-size="14pt" style:font-size-asian="14pt"/>
    </style:style>
    <style:style style:name="P352" style:parent-style-name="正文" style:family="paragraph">
      <style:text-properties fo:font-size="14pt" style:font-size-asian="14pt"/>
    </style:style>
    <style:style style:name="T353" style:parent-style-name="默认段落字体" style:family="text">
      <style:text-properties fo:font-size="14pt" style:font-size-asian="14pt"/>
    </style:style>
    <style:style style:name="T354" style:parent-style-name="默认段落字体" style:family="text">
      <style:text-properties fo:font-weight="bold" style:font-weight-asian="bold" fo:font-size="14pt" style:font-size-asian="14pt"/>
    </style:style>
    <style:style style:name="T355" style:parent-style-name="默认段落字体" style:family="text">
      <style:text-properties fo:font-weight="bold" style:font-weight-asian="bold"/>
    </style:style>
    <style:style style:name="P356" style:parent-style-name="正文" style:family="paragraph">
      <style:paragraph-properties fo:text-align="center"/>
    </style:style>
    <style:style style:name="T357" style:parent-style-name="默认段落字体" style:family="text">
      <style:text-properties fo:font-weight="bold" style:font-weight-asian="bold"/>
    </style:style>
    <style:style style:name="T358" style:parent-style-name="默认段落字体" style:family="text">
      <style:text-properties fo:font-weight="bold" style:font-weight-asian="bold"/>
    </style:style>
    <style:style style:name="T359" style:parent-style-name="默认段落字体" style:family="text">
      <style:text-properties fo:font-weight="bold" style:font-weight-asian="bold"/>
    </style:style>
    <style:style style:name="T360" style:parent-style-name="默认段落字体" style:family="text">
      <style:text-properties fo:font-weight="bold" style:font-weight-asian="bold"/>
    </style:style>
    <style:style style:name="T361" style:parent-style-name="默认段落字体" style:family="text">
      <style:text-properties fo:font-weight="bold" style:font-weight-asian="bold"/>
    </style:style>
    <style:style style:name="T362" style:parent-style-name="默认段落字体" style:family="text">
      <style:text-properties fo:font-weight="bold" style:font-weight-asian="bold"/>
    </style:style>
    <style:style style:name="T363" style:parent-style-name="默认段落字体" style:family="text">
      <style:text-properties fo:font-weight="bold" style:font-weight-asian="bold"/>
    </style:style>
    <style:style style:name="P364" style:parent-style-name="正文" style:family="paragraph">
      <style:text-properties fo:font-size="14pt" style:font-size-asian="14pt"/>
    </style:style>
    <style:style style:name="P365" style:parent-style-name="正文" style:family="paragraph">
      <style:paragraph-properties fo:text-align="center"/>
    </style:style>
    <style:style style:name="T366" style:parent-style-name="默认段落字体" style:family="text">
      <style:text-properties fo:font-size="14pt" style:font-size-asian="14pt"/>
    </style:style>
  </office:automatic-styles>
  <office:body>
    <office:text text:use-soft-page-breaks="true">
      <text:p text:style-name="P1"/>
      <text:p text:style-name="P3">华<text:s/>东<text:s/>师<text:s/>范<text:s/>大<text:s/>学</text:p>
      <text:p text:style-name="P4">硕士专业学位学位论文开题报告</text:p>
      <text:p text:style-name="P5"/>
      <text:p text:style-name="P6"/>
      <text:p text:style-name="正文"><text:span text:style-name="T7"><text:s text:c="11"/></text:span><text:span text:style-name="T8">姓</text:span><text:span text:style-name="T9"><text:s text:c="10"/></text:span><text:span text:style-name="T10">名</text:span><text:span text:style-name="T11"><text:s text:c="6"/></text:span><text:span text:style-name="T12">单琪玮</text:span><text:span text:style-name="T13"><text:s text:c="7"/></text:span></text:p>
      <text:p text:style-name="正文"><text:span text:style-name="T14"><text:s text:c="11"/></text:span><text:span text:style-name="T15">学</text:span><text:span text:style-name="T16"><text:s text:c="10"/></text:span><text:span text:style-name="T17">号</text:span><text:span text:style-name="T18"><text:s text:c="6"/>63111200029 <text:s/></text:span></text:p>
      <text:p text:style-name="正文"><text:span text:style-name="T19"><text:s text:c="11"/></text:span><text:span text:style-name="T20">导师姓名、职称</text:span><text:span text:style-name="T21"><text:s text:c="7"/></text:span><text:span text:style-name="T22">俞黎阳</text:span><text:span text:style-name="T23"><text:s text:c="6"/></text:span></text:p>
      <text:p text:style-name="正文"><text:span text:style-name="T24"><text:s text:c="11"/></text:span><text:span text:style-name="T25">系</text:span><text:span text:style-name="T26"><text:s text:c="10"/></text:span><text:span text:style-name="T27">所</text:span><text:span text:style-name="T28"><text:s text:c="5"/></text:span><text:span text:style-name="T29">计算机系</text:span><text:span text:style-name="T30"><text:s text:c="2"/></text:span><text:span text:style-name="T31"><text:s text:c="4"/></text:span></text:p>
      <text:p text:style-name="正文"><text:span text:style-name="T32"><text:s text:c="11"/></text:span><text:span text:style-name="T33">专</text:span><text:span text:style-name="T34"><text:s text:c="2"/></text:span><text:span text:style-name="T35">业</text:span><text:span text:style-name="T36"><text:s text:c="2"/></text:span><text:span text:style-name="T37">方</text:span><text:span text:style-name="T38"><text:s text:c="2"/></text:span><text:span text:style-name="T39">向</text:span><text:span text:style-name="T40"><text:s text:c="5"/></text:span><text:span text:style-name="T41">计算机技术</text:span><text:span text:style-name="T42"><text:s text:c="4"/></text:span></text:p>
      <text:p text:style-name="正文"><text:span text:style-name="T43"><text:s text:c="11"/></text:span><text:span text:style-name="T44">入</text:span><text:span text:style-name="T45"><text:s text:c="2"/></text:span><text:span text:style-name="T46">学</text:span><text:span text:style-name="T47"><text:s text:c="2"/></text:span><text:span text:style-name="T48">时</text:span><text:span text:style-name="T49"><text:s text:c="2"/></text:span><text:span text:style-name="T50">间</text:span><text:span text:style-name="T51"><text:s text:c="5"/>2011</text:span><text:span text:style-name="T52">年</text:span><text:span text:style-name="T53">2</text:span><text:span text:style-name="T54">月</text:span><text:span text:style-name="T55"><text:s text:c="4"/></text:span></text:p>
      <text:p text:style-name="P56"><text:s text:c="11"/></text:p>
      <text:p text:style-name="正文"><text:span text:style-name="T57"><text:s text:c="11"/></text:span><text:span text:style-name="T58">论</text:span><text:span text:style-name="T59"><text:s text:c="2"/></text:span><text:span text:style-name="T60">文</text:span><text:span text:style-name="T61"><text:s text:c="2"/></text:span><text:span text:style-name="T62">题</text:span><text:span text:style-name="T63"><text:s text:c="2"/></text:span><text:span text:style-name="T64">目</text:span><text:span text:style-name="T65"><text:s/></text:span><text:span text:style-name="T66">《基于</text:span><text:span text:style-name="T67">Scala</text:span><text:span text:style-name="T68">语言实现</text:span><text:span text:style-name="T69">XMPP</text:span><text:span text:style-name="T70">通讯协议》</text:span><text:span text:style-name="T71"><text:s text:c="22"/></text:span></text:p>
      <text:p text:style-name="P72"/>
      <text:p text:style-name="P73"/>
      <text:p text:style-name="P74"/>
      <text:p text:style-name="正文">注：本表可复印，可另加附页</text:p>
      <text:p text:style-name="正文"/>
      <text:p text:style-name="正文"/>
      <text:p text:style-name="正文"/>
      <text:p text:style-name="正文"/>
      <text:p text:style-name="正文"/>
      <text:p text:style-name="正文"/>
      <text:p text:style-name="正文"/>
      <text:p text:style-name="P75">一、立论依据</text:p>
      <table:table table:style-name="Table76">
        <table:table-columns>
          <table:table-column table:style-name="TableColumn77"/>
        </table:table-columns>
        <table:table-row table:style-name="TableRow78">
          <table:table-cell table:style-name="TableCell79">
            <text:p text:style-name="P80"><text:span text:style-name="T81">（论文的研究意义、国内外研究现状分析、附主要参考文献）</text:span></text:p>
            <text:p text:style-name="P82"/>
            <text:p text:style-name="P83"/>
            <text:p text:style-name="P84">一、研究的目的和意义</text:p>
            <text:p text:style-name="P85"/>
            <text:p text:style-name="P86"/>
            <text:p text:style-name="P87">当今网络发展迅速，越来越深入到人们生活中的方方面面，各种丰富的网络应用层出不穷。这些应用在方便人们生活的同时，为了留住自己的用户群都选择使用各自封闭的应用层协议来实现自己的功能。比如国内市场占有率最高的即时通讯软件QQ，它的服务与应<text:soft-page-break/>用程序QQ客户端是绑定的。用户只能使用腾讯公司官方的程序QQ客户端，而且QQ通讯协议也是不开放的。任何逆向解析QQ协议与自行开发QQ客端的行为都被定义为侵权行为。</text:p>
            <text:p text:style-name="P88"/>
            <text:p text:style-name="P89">虽然使用自己定义的协议各公司自由与权力，但这与与联网自由开发的精神相违背。大公司为了自身的利益选择封闭协议，但是广大的互联网爱好都与初创公司为了不同的应用之间可以相互通讯、为了用户可以方便地对不同服务选择习惯的应用程序、为了有动力能力的程序员可以对应用进行深度地定制，一个通用的、开放的、具有强大可扩展能力的应用层通讯协议是非常有必要的。而XMPP协议正好就具有这些优点。</text:p>
            <text:p text:style-name="P90"/>
            <text:p text:style-name="P91">进入Web 2.0时代以后，由于用户直接参与网络内容的生产，许多网络应用迅速进入了海量数据的时代。面对着大数据、高并发场景的新挑战，函数式语言因为其先天的无副作用特性与灵活的语法渐渐取代了面向对象语言受到了业界的广泛使用。</text:p>
            <text:p text:style-name="P92"/>
            <text:p text:style-name="P93">Scala语言作为一门面向函数式的语言，同时支持面向对象的编程方式方便初次接触函数式语言的程序员实现平滑过渡。而且Scala底层由Java实现，可以使用大量现有的Java库避免“重复发明轮子”以提高开发效率。更因为有着JVM虚拟机这个优秀的运行环境与JIT即时编译的强大性能优化，在众多函数式语言中有着独特的优势。</text:p>
            <text:p text:style-name="P94"/>
            <text:p text:style-name="P95"/>
            <text:p text:style-name="P96"/>
            <text:p text:style-name="P97">二、国内外研究现状分析</text:p>
            <text:p text:style-name="P98"/>
            <text:list text:style-name="LFO1" text:continue-numbering="true">
              <text:list-item>
                <text:p text:style-name="P99">国外发展现状</text:p>
              </text:list-item>
            </text:list>
            <text:p text:style-name="P100"/>
            <text:p text:style-name="P101">XMPP一开始就是作为即时消息通讯协议（IM协议）而定制的，但由于协议的文本本身是以XML元素的形式展现，所以在XML的强大语义支持下，XMPP也同时具有了强大的语义与高度的可扩展性。XMPP不仅可以作为即时消息通讯协议，还被用于实现带有状态的Web Service实现。</text:p>
            <text:p text:style-name="P102"/>
            <text:p text:style-name="P103">除了客户端与服务器之间的通讯功能，XMPP还支持服务器与服务器之间的通讯。这样就形成了一个去中心化的服务器群，不同公司、不同网络之间的服务器可以通过XMPP协议连接在一起，目前国外的Jabber、ICQ、Google Talk、Yahoo Message、MSN Messger都已经通过XMPP协议连接，这样一个Jabber用户就可以直接与MSN Messger直接通讯，而不是需要同时打开Jabber与MSN Messger两个客户端。</text:p>
            <text:p text:style-name="P104"/>
            <text:p text:style-name="P105"><text:span text:style-name="T106">Scala</text:span><text:span text:style-name="T107">语言在国外受到了广泛地使用，如：</text:span>LinkedIn、EDFT、Twitter、Novell、the Guardian、Xebia、Xerox、FourSquare、Sony、Siemens、Thatcham、OPower、GridGain, AppJet、Reaktor<text:span text:style-name="T108">。著名的社交网站</text:span><text:span text:style-name="T109">twitt</text:span><text:span text:style-name="T110">er</text:span><text:span text:style-name="T111">在创业初始使用</text:span><text:span text:style-name="T112">Ruby</text:span><text:span text:style-name="T113">实现快速开发与更新。但由于</text:span><text:span text:style-name="T114">Ruby</text:span><text:span text:style-name="T115">性能瓶颈的限制，</text:span><text:span text:style-name="T116">twitter</text:span><text:span text:style-name="T117">经常由于服务器由于承受不住激增流量而频频崩溃。</text:span><text:span text:style-name="T118">2012</text:span><text:span text:style-name="T119">年，</text:span><text:span text:style-name="T120">twitter</text:span><text:span text:style-name="T121">把核心服务由</text:span><text:span text:style-name="T122">Ruby</text:span><text:span text:style-name="T123">转移到</text:span><text:span text:style-name="T124">Scala</text:span><text:span text:style-name="T125">后，服务器的吞吐量有了极大地提高。</text:span></text:p>
            <text:p text:style-name="P126"/>
            <text:p text:style-name="P127">2、国内发展现状</text:p>
            <text:p text:style-name="P128"/>
            <text:p text:style-name="P129">国内XMPP的主要使用群体是程序员与其他互联网相关技术人员，大公司为了封闭生态圈，使用XMPP协议的比较少见。但这一情况已经在渐渐改变，比如人人网、如意通等国内企业也已经开始使用XMPP协议，相信以今后XMPP在中国一定会有更广阔地发展前景。</text:p>
            <text:p text:style-name="P130"/>
            <text:p text:style-name="P131">Scala语言在国内互联网公司使用的不多，如：阿里巴巴，还有一些投资银行。某投行上海研发部核心业务用的是Java，然后用Scala一些DSL（Domain-Specific Language领域定制语言）定制接口给客户使用。因为有些不是程序员出身的员工也要定制一些业务流程。而Scala对的良好支持可以实现这一点。</text:p>
            <text:p text:style-name="P132"/>
            <text:p text:style-name="P133">三、主要参考文献</text:p>
            <text:p text:style-name="P134">[1] Cay S.Horstmann，快学Scala[M]，电子工业出版社，2012</text:p>
            <text:p text:style-name="P135">[2] V Subramaniam，Scala程序设计：Java虚拟器多核编程实战[M]，人民邮件出版社，2010</text:p>
            <text:p text:style-name="P136">[3]</text:p>
            <text:p text:style-name="P137"><text:span text:style-name="T138">[4] V Goetz.</text:span><text:s/>Java并发编程实战<text:span text:style-name="T139">[M].<text:s/></text:span>机械工业出版社<text:span text:style-name="T140">，</text:span><text:span text:style-name="T141">2011.</text:span></text:p>
            <text:p text:style-name="P142"><text:span text:style-name="T143">[5] V Subramaniam.<text:s/></text:span>Java虚拟机并发编程<text:span text:style-name="T144">[M].<text:s/></text:span>机械工业出版社<text:span text:style-name="T145">.</text:span><text:s/>2013<text:span text:style-name="T146">.<text:s/></text:span></text:p>
            <text:p text:style-name="P147"><text:span text:style-name="T148">[6]<text:s/></text:span><text:span text:style-name="T149">周志明</text:span><text:span text:style-name="T150">.</text:span><text:s/>深入理解Java虚拟机:JVM高级特性与最佳实践<text:span text:style-name="T151"><text:s/>[M].<text:s/></text:span>机械工业出版社<text:span text:style-name="T152">，</text:span><text:span text:style-name="T153">2011.</text:span></text:p>
            <text:p text:style-name="P154"><text:span text:style-name="T155">[7] E R Harold.</text:span><text:s/>Java网络编程<text:span text:style-name="T156"><text:s/>[M].</text:span><text:s/>中国电力出版社<text:span text:style-name="T157">，</text:span><text:span text:style-name="T158">2006.</text:span></text:p>
            <text:p text:style-name="P159"><text:span text:style-name="T160">[8]</text:span><text:s/>K L Calvert, M J Donahoo.<text:s/><text:span text:style-name="T161">TCP/IP Sockets in Java, Second E</text:span><text:span text:style-name="T162">dition: Practical Guide for Programmers[M].</text:span><text:s/>Morgan Kaufmann<text:span text:style-name="T163">，</text:span><text:span text:style-name="T164">2008.</text:span></text:p>
            <text:p text:style-name="P165"><text:span text:style-name="T166">[9] R C Martin.</text:span><text:s/>敏捷软件开发：原则模式与实践<text:span text:style-name="T167"><text:s/>[M].<text:s/></text:span>清华大学出版社<text:span text:style-name="T168">，</text:span><text:span text:style-name="T169">2003.</text:span></text:p>
            <text:p text:style-name="P170"><text:span text:style-name="T171">[10]K Beck.</text:span><text:span text:style-name="T172">测试驱动开发：实战与模式解析</text:span><text:span text:style-name="T173"><text:s/>[M].<text:s/></text:span>机械工业出版社<text:span text:style-name="T174">，</text:span><text:span text:style-name="T175">2013.</text:span></text:p>
            <text:p text:style-name="P176"><text:span text:style-name="T177">[11]M Fowler.</text:span><text:s/>重构:改善既有代码的设计<text:span text:style-name="T178"><text:s/>[M].<text:s/></text:span>人民邮电出版社<text:span text:style-name="T179">，</text:span><text:span text:style-name="T180">2010.</text:span></text:p>
            <text:p text:style-name="P181"><text:span text:style-name="T182">[12]</text:span><text:span text:style-name="T183">许晓斌</text:span><text:span text:style-name="T184">.</text:span><text:s/>Maven实战<text:span text:style-name="T185"><text:s/>[M].<text:s/></text:span>机械工业出版社<text:span text:style-name="T186">，</text:span><text:span text:style-name="T187">2011.</text:span></text:p>
            <text:p text:style-name="P188"><text:span text:style-name="T189">[13]</text:span><text:span text:style-name="T190">蒋鑫</text:span><text:span text:style-name="T191">.</text:span><text:s/>Git权威指南<text:span text:style-name="T192"><text:s/>[M].<text:s/></text:span>机械工业出版社<text:span text:style-name="T193">，</text:span><text:span text:style-name="T194">2011.</text:span></text:p>
            <text:p text:style-name="P195"><text:span text:style-name="T196">[14]Scott Chacon.</text:span><text:s/>Pro Git<text:span text:style-name="T197">[M].</text:span><text:s/>APress<text:span text:style-name="T198">，</text:span><text:span text:style-name="T199">2009.</text:span></text:p>
          </table:table-cell>
        </table:table-row>
      </table:table>
      <text:soft-page-break/>
      <text:p text:style-name="P200">1</text:p>
      <text:p text:style-name="P201">二、研究方案</text:p>
      <table:table table:style-name="Table202">
        <table:table-columns>
          <table:table-column table:style-name="TableColumn203"/>
        </table:table-columns>
        <table:table-row table:style-name="TableRow204">
          <table:table-cell table:style-name="TableCell205">
            <text:p text:style-name="正文"><text:span text:style-name="T206">1</text:span><text:span text:style-name="T207">．研究目标、研究内容和拟解决的关键问题</text:span></text:p>
            <text:p text:style-name="P208">一、研究目标和内容</text:p>
            <text:p text:style-name="P209">人们已进入21世纪，社会的转型、科技的发展对教师的素质提出了更高的要求，以前的“教书匠”已不能适应社会的发展、教育的要求，当今促进教师的专业化发展是对教师教育提出的新要求。提高教师的专业化水平，通过计算机技术的手段开发基于网络的WebQuest的网络主题探究平台，可以有效的提高师生之间的交流，加强学生自主学习的能动性，文章主要的研究有：</text:p>
            <text:p text:style-name="P210">1、结合WebQuest网络主题研究平台，根据自己的教师经验，设计出该平台系统的架构。</text:p>
            <text:p text:style-name="P211">2、在系统设计中，采用UML建模技术对系统进行建模分析，通过用例图画出系统中的主要用例关系，通过静态建模（E-R）图得到系统中实体与实体之间的联系，最终将系统进行模块划分，对每一个模块又进行动态建模，画出相应的时序图等。</text:p>
            <text:p text:style-name="P212">3、本系统最终决定采用LAMP（Linux+Apache+MYSQL+PHP）技术进行设计和开发，并使用Dreamweaver和notepad编辑工具实现制作。</text:p>
            <text:p text:style-name="P213">4、网站设计页面美观大方、个性化，功能全面，操作简单</text:p>
            <text:p text:style-name="P214"/>
            <text:p text:style-name="P215">通过参考其它该类网站，补充一些其中的不足，本系统具有以下功能：</text:p>
            <text:p text:style-name="P216">前台功能：</text:p>
            <text:p text:style-name="P217">学生注册登录功能</text:p>
            <text:p text:style-name="P218">学生浏览所提供的WebQuest网络在线课题</text:p>
            <text:soft-page-break/>
            <text:p text:style-name="P219">登录学生通过填写回执加入该课题讨论</text:p>
            <text:p text:style-name="P220">登录学生提交作业</text:p>
            <text:p text:style-name="P221">登录学生查看自己课题答案评语，查看作业批阅情况</text:p>
            <text:p text:style-name="P222">学生可以在线留言和BBS讨论</text:p>
            <text:p text:style-name="P223">学生可以浏览优秀教学WebQuest作品</text:p>
            <text:p text:style-name="P224">学生对喜爱的教学设计投票功能</text:p>
            <text:p text:style-name="P225">实现根据关键字搜索相应课题功能</text:p>
            <text:p text:style-name="P226">后台功能：</text:p>
            <text:p text:style-name="P227">教师管理学生功能，对学生进行锁定和注册成功</text:p>
            <text:p text:style-name="P228">教师提出参与投票的课题功能</text:p>
            <text:p text:style-name="P229">教师选择自己课题参与学生的功能，并具有写评语等功能</text:p>
            <text:p text:style-name="P230">教师批阅作业功能</text:p>
            <text:p text:style-name="P231">教师置顶优秀作品功能</text:p>
            <text:p text:style-name="P232">教师对BBS和留言板修改功能</text:p>
            <text:p text:style-name="P233">拟解决的关键问题：</text:p>
            <text:p text:style-name="P234">二、拟解决的关键问题</text:p>
            <text:list text:style-name="LFO2" text:continue-numbering="true">
              <text:list-item>
                <text:p text:style-name="P235">实现教师和学生的双向选择，学生可以选择自己感兴趣的课程，教师也可以选择自己希望的学生</text:p>
              </text:list-item>
              <text:list-item>
                <text:p text:style-name="P236">对喜爱课程进行投票，可以反映出什么样的课题最受学生欢迎</text:p>
              </text:list-item>
              <text:list-item>
                <text:p text:style-name="P237">加入学生讨论BBS模板，可以在线与教师和学生互动</text:p>
              </text:list-item>
              <text:list-item>
                <text:p text:style-name="P238">选择优秀作品，可以给学生展示如何成为一个好的WebQuest网络学习模板</text:p>
              </text:list-item>
              <text:list-item>
                <text:p text:style-name="P239">在线作业提交，可以教师给学生课外布置作业，并且根据该作业，教师对学生的掌握情况具有一定的了解，以达到师生密切交流</text:p>
              </text:list-item>
            </text:list>
            <text:p text:style-name="P240"/>
            <text:p text:style-name="P241">2．拟采取的研究方法、技术路线、实验方案及可行性分析</text:p>
            <text:p text:style-name="P242">本WebQuest网络主题探究平台对页面进行了设计与美工。前台页面利用有别于传统的HTML网页设计语言中的表格（Table）定位方式，而采用网页页面内容与表现相分离的DIV+CSS的网页布局方法。通过DIV标签对网页进行层次划分，再利用CSS叠样式表来用于定义HTML元素的显示形式。由于Javascript程序是纯文本的，且不需要编译，所以任何纯文本的编辑器都可以编辑Javascript文件，因此这里选择Javascript来进行一些动态效果的添加，例如动态图片切换，图片的放大缩小等更丰富的显示功能。利用Ajax进行局部刷新实现快速关键字搜索功能。LAMP（Linux+Apache+Mysql+PHP）一组常被用来搭建动态网站,这里通过PHP+MySQL进行整体系统的编码实现，这里通过将PHP代码嵌入到HTML文档中，这种方式开发更简单，便捷。</text:p>
            <text:soft-page-break/>
            <text:p text:style-name="P243">LAMP（Linux-Apache-MySQL-PHP）网站架构是目前国际流行的Web框架，该框架包括：Linux操作系统，Apache网络服务器，MySQL数据库，Perl、PHP或者Python编程语言，所有组成产品均是开源软件，是国际上成熟的架构框架，很多流行的商业应用都是采取这个架构，和Java/J2EE架构相比，LAMP具有Web资源丰富、轻量、快速开发等特点，微软的.NET架构相比，LAMP具有通用、跨平台、高性能、低价格的优势，因此LAMP无论是性能、质量还是价格都是构建网站的首选平台。因此本系统决定采用LAMP技术来进行系统设计与开发。系统准备具有前后台功能，并且对不同操作人员设置不同的操作权限。用户管理员可以对学生的注册信息等功能进行管理并且对留言板等进行管理，教师管理员可以进行新的网络题目的发布，选取优秀的作品进行演示，给学生作业评阅，发布课件，视频，提出新的投票意向等功能。前台学生用户，可以进行注册登录，搜索关键字网络主题，参加网络议题，提交作业，浏览视频，留言，对喜爱课程进行投票功能等。根据目前学校等机构对此类型系统的大量需求，以及目前的基于B/S架构系统的大量开发成功案例，因此本系统的实现是可行的。</text:p>
            <text:p text:style-name="P244"/>
          </table:table-cell>
        </table:table-row>
      </table:table>
      <text:soft-page-break/>
      <text:p text:style-name="P245">2</text:p>
      <table:table table:style-name="Table246">
        <table:table-columns>
          <table:table-column table:style-name="TableColumn247"/>
        </table:table-columns>
        <table:table-row table:style-name="TableRow248">
          <table:table-cell table:style-name="TableCell249">
            <text:p text:style-name="P250">3．本论文的特色与创新之处</text:p>
            <text:p text:style-name="P251">1、本系统改变了传统的“填鸭式”教育模式，采用了时下流行的WebQuest教学模式，增强了学生与教师的交流，转而使学生从被动听讲转为主动学习，针对目前此类网站的匮乏，设计开发了这个基于WebQuest的学习平台。</text:p>
            <text:p text:style-name="P252">2、学生可以根据教师发布的教学主题进行填写回执，参与其中。</text:p>
            <text:p text:style-name="P253">3、针对学生参与网络课题模块，加入了学生教师的双向选择功能，从前的系统只是可以达到学生参与自己感兴趣的课题，可以当一个课题参与人数过多时，教师无法对所有学生进行指导，因此这里加入了教师对学生的选择，根据回执选择自己需要的学生，其它学生可以选择其他课题，避免了教师无法全部指导的缺陷。</text:p>
            <text:p text:style-name="P254">4、本系统还加入了对喜爱课程进行投票的功能，学生可以对目前已有的课程进行投票，这样可以统计出哪一类课程最受欢迎，也对教师的选题方向提供一些参考。</text:p>
            <text:p text:style-name="P255">5、加入了教师批阅作业的功能，可以使学生与教师在课题探索中进行上交作业和批阅作业的交流，增强了自主学习的效率。</text:p>
            <text:p text:style-name="P256"/>
            <text:p text:style-name="P257">4．预期的论文进展和成果</text:p>
            <text:p text:style-name="P258">6月1日前：学习有关资料并完成开题报告</text:p>
            <text:p text:style-name="正文"><text:span text:style-name="T259">6</text:span><text:span text:style-name="T260">月</text:span><text:span text:style-name="T261">2</text:span><text:span text:style-name="T262">日</text:span><text:span text:style-name="T263">----7</text:span><text:span text:style-name="T264">月</text:span><text:span text:style-name="T265">14</text:span><text:span text:style-name="T266">日：</text:span><text:span text:style-name="T267">系统需求分析，系统分析阶段</text:span></text:p>
            <text:soft-page-break/>
            <text:p text:style-name="正文"><text:span text:style-name="T268">7</text:span><text:span text:style-name="T269">月</text:span><text:span text:style-name="T270">15</text:span><text:span text:style-name="T271">日</text:span><text:span text:style-name="T272">---8</text:span><text:span text:style-name="T273">月</text:span><text:span text:style-name="T274">19</text:span><text:span text:style-name="T275">日：系统界面设计，编码实现阶段</text:span></text:p>
            <text:p text:style-name="正文"><text:span text:style-name="T276">8</text:span><text:span text:style-name="T277">月</text:span><text:span text:style-name="T278">20</text:span><text:span text:style-name="T279">日</text:span><text:span text:style-name="T280">---8</text:span><text:span text:style-name="T281">月</text:span><text:span text:style-name="T282">30</text:span><text:span text:style-name="T283">日：系统功能整合，系统调试阶段</text:span></text:p>
            <text:p text:style-name="P284">9月1日----10月15日：撰写毕业论文</text:p>
            <text:p text:style-name="P285">10月16日----10月23日：准备答辩阶段</text:p>
            <text:p text:style-name="P286"/>
          </table:table-cell>
        </table:table-row>
      </table:table>
      <text:soft-page-break/>
      <text:p text:style-name="P287">3</text:p>
      <text:p text:style-name="P288">三、论文大纲</text:p>
      <table:table table:style-name="Table289">
        <table:table-columns>
          <table:table-column table:style-name="TableColumn290"/>
        </table:table-columns>
        <table:table-row table:style-name="TableRow291">
          <table:table-cell table:style-name="TableCell292">
            <text:p text:style-name="P293">基于WebQuest的网络主题探究平台的设计与实现</text:p>
            <text:p text:style-name="正文"><text:span text:style-name="T294">概述</text:span><text:span text:style-name="T295">：</text:span></text:p>
            <text:p text:style-name="P296">引言：简要说明当今信息化时代，以及WebQuest主题探究平台的需求</text:p>
            <text:p text:style-name="P297">研究背景:</text:p>
            <text:p text:style-name="P298">WebQuest主题探究平台的开发背景及意义</text:p>
            <text:p text:style-name="P299">WebQuest主题探究平台的开发内容及任务</text:p>
            <text:p text:style-name="P300">文献综述：</text:p>
            <text:p text:style-name="P301">管理系统的应用背景：</text:p>
            <text:p text:style-name="P302">WebQuest概述</text:p>
            <text:p text:style-name="P303">B/S架构体系介绍</text:p>
            <text:p text:style-name="P304">LAMP架构及所需技术介绍</text:p>
            <text:p text:style-name="P305">DIV+CSS概述</text:p>
            <text:p text:style-name="P306">JavaScript概述</text:p>
            <text:p text:style-name="P307">Ajax技术概况</text:p>
            <text:p text:style-name="P308">系统分析：</text:p>
            <text:p text:style-name="P309">需求概述</text:p>
            <text:p text:style-name="P310">用例建模</text:p>
            <text:p text:style-name="P311">静态建模（E-R图）</text:p>
            <text:p text:style-name="正文"><text:span text:style-name="T312">系统设计</text:span><text:span text:style-name="T313">：</text:span></text:p>
            <text:p text:style-name="P314">总体设计</text:p>
            <text:p text:style-name="P315">模块详细设计与动态建模</text:p>
            <text:p text:style-name="P316">数据库设计</text:p>
            <text:p text:style-name="P317">数据表的展示</text:p>
            <text:p text:style-name="P318">系统实现与测试</text:p>
            <text:p text:style-name="P319">环境配置</text:p>
            <text:p text:style-name="P320">页面实现与预览（展示系统界面）</text:p>
            <text:p text:style-name="P321">总结与展望：</text:p>
            <text:p text:style-name="P322">总结网站实现的功能与遇到的问题，进一步展望完善系统</text:p>
          </table:table-cell>
        </table:table-row>
      </table:table>
      <text:p text:style-name="P323">4</text:p>
      <text:p text:style-name="P324">-四、研究基础</text:p>
      <table:table table:style-name="Table325">
        <table:table-columns>
          <table:table-column table:style-name="TableColumn326"/>
        </table:table-columns>
        <table:table-row table:style-name="TableRow327">
          <table:table-cell table:style-name="TableCell328">
            <text:soft-page-break/>
            <text:p text:style-name="P329">1．已参加过的有关研究工作和已取得的研究工作成绩</text:p>
            <text:p text:style-name="正文">1、在研究生在读期间，自己专研过PHP编程语言，并对于一些现有的管理系统实现流程有所了解。</text:p>
            <text:p text:style-name="正文">2、曾经自学网页设计这么课程，对HTML语言熟练掌握</text:p>
            <text:p text:style-name="正文">3、参与学校数据库的数据录入</text:p>
            <text:p text:style-name="P330">工作成绩：</text:p>
            <text:p text:style-name="正文">1、<text:tab/>曾模仿当前的一些DIV+CSS模板，做过一些相关类似的网页模板设计</text:p>
            <text:p text:style-name="正文">2、<text:tab/>曾对学校管理系统的数据库有过研究，了解如果建立一个数据库</text:p>
            <text:p text:style-name="P331"/>
            <text:p text:style-name="P332"/>
            <text:p text:style-name="P333">2．已具备的实验条件，尚缺少的实验条件和拟解决的途径</text:p>
            <text:list text:style-name="LFO3" text:continue-numbering="true">
              <text:list-item>
                <text:p text:style-name="P334">下载好所需安装包，构建好Apache+MYSQL+PHP，能够进行本地调试PHP程序</text:p>
              </text:list-item>
              <text:list-item>
                <text:p text:style-name="P335">可以利用NotePad进行程序开发，并且将数据录入MYSQL数据库</text:p>
              </text:list-item>
              <text:list-item>
                <text:p text:style-name="P336">拥有小型服务器，可以供其他人访问网站进行压力测试</text:p>
              </text:list-item>
            </text:list>
            <text:p text:style-name="正文">尚缺少的实验条件：</text:p>
            <text:p text:style-name="正文">缺少多种平台的计算机，例如MAC，Linux进行测试系统功能是否完善</text:p>
            <text:p text:style-name="正文">拟解决的途径：</text:p>
            <text:p text:style-name="正文">准备采用虚拟机在其他系统和浏览器情况下测试系统，以保证系统能够跨平台和浏览器使用正常</text:p>
            <text:p text:style-name="P337"/>
            <text:p text:style-name="P338"/>
            <text:p text:style-name="P339"/>
          </table:table-cell>
        </table:table-row>
      </table:table>
      <text:p text:style-name="P340">五、导师或指导小组意见</text:p>
      <table:table table:style-name="Table341">
        <table:table-columns>
          <table:table-column table:style-name="TableColumn342"/>
        </table:table-columns>
        <table:table-row table:style-name="TableRow343">
          <table:table-cell table:style-name="TableCell344">
            <text:p text:style-name="P345"/>
            <text:p text:style-name="P346"/>
            <text:p text:style-name="P347"/>
            <text:p text:style-name="P348"/>
            <text:p text:style-name="P349"/>
            <text:p text:style-name="P350"/>
            <text:p text:style-name="P351"/>
            <text:p text:style-name="P352"/>
            <text:p text:style-name="正文"><text:span text:style-name="T353"><text:s text:c="36"/></text:span><text:span text:style-name="T354"><text:s/></text:span><text:span text:style-name="T355">导师签名：</text:span></text:p>
            <text:p text:style-name="正文"/>
            <text:p text:style-name="P356"><text:s text:c="43"/><text:span text:style-name="T357"><text:s/></text:span><text:span text:style-name="T358">年</text:span><text:span text:style-name="T359"><text:s text:c="3"/></text:span><text:span text:style-name="T360">月</text:span><text:span text:style-name="T361"><text:s text:c="4"/></text:span><text:span text:style-name="T362">日</text:span><text:span text:style-name="T363"><text:s/></text:span></text:p>
            <text:p text:style-name="P364"/>
          </table:table-cell>
        </table:table-row>
      </table:table>
      <text:p text:style-name="P365"><text:span text:style-name="T366">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51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text-align="center"/>
      <style:text-properties style:font-name-asian="黑体" fo:font-weight="bold" style:font-weight-asian="bold" style:font-weight-complex="bold" fo:font-size="18pt" style:font-size-asian="18pt" style:font-size-complex="22pt" fo:hyphenate="false"/>
    </style:style>
    <style:style style:name="正文" style:display-name="正文" style:family="paragraph">
      <style:paragraph-properties fo:widows="0" fo:orphans="0" fo:text-align="justify"/>
      <style:text-properties style:letter-kerning="true" fo:font-size="10.5pt" style:font-size-asian="10.5pt" fo:hyphenate="false"/>
    </style:style>
    <style:style style:name="默认段落字体" style:display-name="默认段落字体" style:family="text"/>
    <style:style style:name="批注框文本" style:display-name="批注框文本" style:family="paragraph" style:parent-style-name="正文">
      <style:text-properties fo:font-size="9pt" style:font-size-asian="9pt" style:font-size-complex="9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style49" style:display-name="style49" style:family="text" style:parent-style-name="默认段落字体"/>
    <style:style style:name="标题1Char" style:display-name="标题 1 Char" style:family="text">
      <style:text-properties style:font-name-asian="黑体" fo:font-weight="bold" style:font-weight-asian="bold" style:font-weight-complex="bold" style:letter-kerning="true" fo:font-size="18pt" style:font-size-asian="18pt" style:font-size-complex="22pt"/>
    </style:style>
    <style:style style:name="p15" style:display-name="p15" style:family="paragraph" style:parent-style-name="正文">
      <style:paragraph-properties fo:widows="2" fo:orphans="2" fo:text-align="start"/>
      <style:text-properties style:letter-kerning="false" style:font-size-complex="10.5pt" fo:hyphenate="false"/>
    </style:style>
    <style:style style:name="列出段落" style:display-name="列出段落" style:family="paragraph" style:parent-style-name="正文">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text:list-style style:name="LFO2">
      <text:list-level-style-number text:level="1" style:num-suffix="." style:num-format="1">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35">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页眉" style:family="paragraph">
      <style:paragraph-properties fo:border="none" fo:padding="0in" style:shadow="none"/>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华  东  师  范  大  学</dc:title>
    <meta:initial-creator>夏凤英</meta:initial-creator>
    <dc:creator>单琪玮</dc:creator>
    <meta:creation-date>2014-01-06T11:21:00Z</meta:creation-date>
    <dc:date>2014-01-07T13:24:00Z</dc:date>
    <meta:print-date>2004-07-21T01:38:00Z</meta:print-date>
    <meta:template xlink:href="Normal.dotm" xlink:type="simple"/>
    <meta:editing-cycles>27</meta:editing-cycles>
    <meta:editing-duration>PT10920S</meta:editing-duration>
    <meta:document-statistic meta:page-count="7" meta:paragraph-count="12" meta:word-count="908" meta:character-count="6078" meta:row-count="43" meta:non-whitespace-character-count="5182"/>
  </office:meta>
</office:document-meta>
</file>